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5200000AA90000016241A426F7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1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959cm" fo:min-width="3.656cm" fo:padding-top="0.125cm" fo:padding-bottom="0.125cm" fo:padding-left="0.25cm" fo:padding-right="0.25cm" fo:wrap-option="wrap"/>
    </style:style>
    <style:style style:name="gr2" style:family="graphic" style:parent-style-name="標準_5f_1_5f_1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046cm" fo:min-width="0cm" fo:padding-top="0.125cm" fo:padding-bottom="0.125cm" fo:padding-left="0.25cm" fo:padding-right="0.25cm" fo:wrap-option="wrap"/>
    </style:style>
    <style:style style:name="gr3" style:family="graphic" style:parent-style-name="標準_5f_1_5f_1_5f_1">
      <style:graphic-properties draw:fill-color="#ffffff" draw:textarea-horizontal-align="justify" draw:textarea-vertical-align="middle" draw:auto-grow-height="false" fo:min-height="1.25cm" fo:min-width="4cm"/>
    </style:style>
    <style:style style:name="gr4" style:family="graphic" style:parent-style-name="標準_5f_1_5f_1_5f_1">
      <style:graphic-properties svg:stroke-width="0cm" draw:marker-start-width="0.3cm" draw:marker-end-width="0.3cm" draw:fill-color="#ffffff" draw:textarea-horizontal-align="justify" draw:textarea-vertical-align="middle" draw:auto-grow-height="false" fo:min-height="0.713cm" fo:min-width="3.353cm" fo:padding-top="0.125cm" fo:padding-bottom="0.125cm" fo:padding-left="0.25cm" fo:padding-right="0.25cm"/>
    </style:style>
    <style:style style:name="gr5" style:family="graphic" style:parent-style-name="標準_5f_1_5f_1_5f_1">
      <style:graphic-properties svg:stroke-width="0cm" draw:marker-start-width="0.3cm" draw:marker-end-width="0.3cm" draw:fill-color="#ffffff" draw:textarea-horizontal-align="justify" draw:textarea-vertical-align="middle" draw:auto-grow-height="false" fo:min-height="0.75cm" fo:min-width="3.715cm" fo:padding-top="0.125cm" fo:padding-bottom="0.125cm" fo:padding-left="0.25cm" fo:padding-right="0.25cm"/>
    </style:style>
    <style:style style:name="gr6" style:family="graphic" style:parent-style-name="標準_5f_1_5f_1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354cm" fo:min-width="3.24cm" fo:padding-top="0.175cm" fo:padding-bottom="0.175cm" fo:padding-left="0.3cm" fo:padding-right="0.3cm"/>
    </style:style>
    <style:style style:name="gr7" style:family="graphic" style:parent-style-name="標準_5f_1_5f_1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25cm" fo:min-width="3.999cm" fo:padding-top="0.125cm" fo:padding-bottom="0.125cm" fo:padding-left="0.25cm" fo:padding-right="0.25cm" fo:wrap-option="wrap"/>
    </style:style>
    <style:style style:name="gr8" style:family="graphic" style:parent-style-name="標準_5f_1_5f_1_5f_1">
      <style:graphic-properties draw:fill-color="#cccccc" draw:textarea-horizontal-align="justify" draw:textarea-vertical-align="middle" draw:auto-grow-height="false" fo:min-height="1.75cm" fo:min-width="5cm"/>
    </style:style>
    <style:style style:name="gr9" style:family="graphic" style:parent-style-name="標準_5f_1_5f_1_5f_1">
      <style:graphic-properties draw:fill-color="#ffffff" draw:textarea-horizontal-align="justify" draw:textarea-vertical-align="middle" draw:auto-grow-height="false" fo:min-height="1.75cm" fo:min-width="5cm"/>
    </style:style>
    <style:style style:name="gr10" style:family="graphic" style:parent-style-name="標準_5f_1_5f_1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55cm" fo:min-width="3.684cm" fo:padding-top="0.125cm" fo:padding-bottom="0.125cm" fo:padding-left="0.25cm" fo:padding-right="0.25cm" fo:wrap-option="wrap"/>
    </style:style>
    <style:style style:name="gr11" style:family="graphic" style:parent-style-name="標準_5f_1_5f_1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55cm" fo:min-width="3.252cm" fo:padding-top="0.125cm" fo:padding-bottom="0.125cm" fo:padding-left="0.25cm" fo:padding-right="0.25cm" fo:wrap-option="wrap"/>
    </style:style>
    <style:style style:name="gr12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1.695cm" fo:min-width="4.736cm"/>
    </style:style>
    <style:style style:name="gr13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848cm" fo:min-width="2.254cm"/>
    </style:style>
    <style:style style:name="gr14" style:family="graphic">
      <style:graphic-properties style:protect="size"/>
    </style:style>
    <style:style style:name="gr15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6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7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9" style:family="graphic" style:parent-style-name="objectwithoutfill">
      <style:graphic-properties svg:stroke-width="0.212cm" draw:marker-start-width="0.617cm" draw:marker-end-width="0.617cm" draw:fill="none" draw:textarea-horizontal-align="center" draw:textarea-vertical-align="middle" fo:padding-top="0.23cm" fo:padding-bottom="0.23cm" fo:padding-left="0.355cm" fo:padding-right="0.355cm"/>
    </style:style>
    <style:style style:name="gr20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1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4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7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29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1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3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5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7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39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41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43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4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46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7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8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9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0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1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53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55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57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59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1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3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5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7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69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71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73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8.892cm"/>
    </style:style>
    <style:style style:name="gr74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9.527cm"/>
    </style:style>
    <style:style style:name="gr75" style:family="graphic" style:parent-style-name="標準_5f_1_5f_1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6" style:family="graphic" style:parent-style-name="標準_5f_1_5f_1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7" style:family="graphic" style:parent-style-name="標準_5f_1_5f_1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78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1.272cm"/>
    </style:style>
    <style:style style:name="gr79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80" style:family="graphic" style:parent-style-name="標準_5f_1_5f_1_5f_1">
      <style:graphic-properties draw:fill="none" draw:textarea-horizontal-align="justify" draw:textarea-vertical-align="middle" draw:auto-grow-height="false" fo:min-height="3.641cm" fo:min-width="3.469cm"/>
    </style:style>
    <style:style style:name="gr81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713cm" fo:min-width="2.22cm"/>
    </style:style>
    <style:style style:name="gr82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true" fo:min-height="0.713cm" fo:min-width="2.5cm"/>
    </style:style>
    <style:style style:name="gr83" style:family="graphic" style:parent-style-name="標準_5f_1_5f_1_5f_1">
      <style:graphic-properties draw:fill="none" draw:textarea-horizontal-align="justify" draw:textarea-vertical-align="middle" draw:auto-grow-height="false" fo:min-height="3.235cm" fo:min-width="3.767cm"/>
    </style:style>
    <style:style style:name="gr84" style:family="graphic" style:parent-style-name="標準_5f_1_5f_1_5f_1">
      <style:graphic-properties draw:fill="none" draw:textarea-horizontal-align="justify" draw:textarea-vertical-align="middle" draw:auto-grow-height="false" fo:min-height="3.235cm" fo:min-width="3.766cm"/>
    </style:style>
    <style:style style:name="gr85" style:family="graphic" style:parent-style-name="標準_5f_1_5f_1_5f_1">
      <style:graphic-properties draw:stroke="none" svg:stroke-color="#000000" draw:fill="none" draw:fill-color="#ffffff" draw:textarea-horizontal-align="left" draw:auto-grow-height="true" draw:auto-grow-width="false" fo:min-height="1.282cm" fo:min-width="1.485cm"/>
    </style:style>
    <style:style style:name="gr86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標準_5f_1_5f_1_5f_1" style:list-style-name="L1">
      <style:graphic-properties draw:stroke="solid" svg:stroke-width="0.1cm" svg:stroke-color="#000000" draw:marker-start-width="0.45cm" draw:marker-start-center="false" draw:marker-end-width="0.45cm" draw:marker-end-center="false" draw:fill="none" draw:fill-color="#000000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89" style:family="graphic" style:parent-style-name="標準_5f_1_5f_1_5f_1" style:list-style-name="L1">
      <style:graphic-properties draw:stroke="solid" svg:stroke-width="0.1cm" svg:stroke-color="#000000" draw:marker-start-width="0.45cm" draw:marker-start-center="false" draw:marker-end-width="0.45cm" draw:marker-end-center="false" draw:fill="none" draw:fill-color="#fff0ed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90" style:family="graphic" style:parent-style-name="標準_5f_1_5f_1_5f_1">
      <style:graphic-properties draw:fill="none" draw:textarea-horizontal-align="justify" draw:textarea-vertical-align="middle" draw:auto-grow-height="false" fo:min-height="3.235cm" fo:min-width="3.743cm"/>
    </style:style>
    <style:style style:name="gr91" style:family="graphic" style:parent-style-name="標準_5f_1_5f_1_5f_1">
      <style:graphic-properties draw:fill="none" draw:textarea-horizontal-align="justify" draw:textarea-vertical-align="middle" draw:auto-grow-height="false" fo:min-height="3.235cm" fo:min-width="3.742cm"/>
    </style:style>
    <style:style style:name="gr92" style:family="graphic" style:parent-style-name="標準_5f_1_5f_1_5f_1">
      <style:graphic-properties draw:fill="none" draw:textarea-horizontal-align="justify" draw:textarea-vertical-align="middle" draw:auto-grow-height="false" fo:min-height="0.286cm" fo:min-width="0.817cm"/>
    </style:style>
    <style:style style:name="gr9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4" style:family="graphic" style:parent-style-name="標準_5f_1_5f_1_5f_1">
      <style:graphic-properties draw:fill="none" draw:textarea-horizontal-align="justify" draw:textarea-vertical-align="middle" draw:auto-grow-height="false" fo:min-height="0.286cm" fo:min-width="0.728cm"/>
    </style:style>
    <style:style style:name="gr95" style:family="graphic" style:parent-style-name="標準_5f_1_5f_1_5f_1">
      <style:graphic-properties draw:fill="none" draw:textarea-horizontal-align="justify" draw:textarea-vertical-align="middle" draw:auto-grow-height="false" fo:min-height="0.286cm" fo:min-width="1.49cm"/>
    </style:style>
    <style:style style:name="gr96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標準_5f_1_5f_1_5f_1" style:list-style-name="L1">
      <style:graphic-properties draw:stroke="solid" svg:stroke-width="0.1cm" svg:stroke-color="#000000" draw:marker-start-width="0.45cm" draw:marker-start-center="false" draw:marker-end-width="0.45cm" draw:marker-end-center="false" draw:fill="none" draw:fill-color="#000000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99" style:family="graphic" style:parent-style-name="標準_5f_1_5f_1_5f_1" style:list-style-name="L1">
      <style:graphic-properties draw:stroke="solid" svg:stroke-width="0.1cm" svg:stroke-color="#000000" draw:marker-start-width="0.45cm" draw:marker-start-center="false" draw:marker-end-width="0.45cm" draw:marker-end-center="false" draw:fill="none" draw:fill-color="#fff0ed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/>
    </style:style>
    <style:style style:name="gr100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標準_5f_1_5f_1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>
      <style:graphic-properties draw:textarea-horizontal-align="justify" draw:textarea-vertical-align="middle" draw:auto-grow-height="false" fo:min-height="0.664cm" fo:min-width="0.93cm"/>
    </style:style>
    <style:style style:name="gr103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05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6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7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8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0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2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4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6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18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20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22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24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5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6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7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8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29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31" style:family="graphic" style:parent-style-name="標準_5f_1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標準_5f_1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33" style:family="graphic" style:parent-style-name="標準_5f_1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34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1.907cm" fo:min-width="7.163cm"/>
    </style:style>
    <style:style style:name="gr135" style:family="graphic" style:parent-style-name="標準_5f_7">
      <style:graphic-properties draw:fill="none" draw:textarea-horizontal-align="justify" draw:textarea-vertical-align="middle" draw:auto-grow-height="false" fo:min-height="1.048cm" fo:min-width="2.573cm"/>
    </style:style>
    <style:style style:name="gr136" style:family="graphic" style:parent-style-name="標準_5f_7">
      <style:graphic-properties draw:fill="none" draw:textarea-horizontal-align="justify" draw:textarea-vertical-align="middle" draw:auto-grow-height="false" fo:min-height="1.026cm" fo:min-width="2.968cm"/>
    </style:style>
    <style:style style:name="gr137" style:family="graphic" style:parent-style-name="標準_5f_7">
      <style:graphic-properties TexMathsArgs="28§display§\{x_1, x_2, x_3,x_4,x_5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標準_5f_7">
      <style:graphic-properties draw:fill="none" draw:textarea-vertical-align="middle" draw:auto-grow-height="false" fo:min-height="3.923cm" fo:min-width="0cm"/>
    </style:style>
    <style:style style:name="gr139" style:family="graphic" style:parent-style-name="標準_5f_7">
      <style:graphic-properties draw:fill="none" draw:textarea-vertical-align="middle" draw:auto-grow-height="false" fo:min-height="2.229cm" fo:min-width="0cm"/>
    </style:style>
    <style:style style:name="gr140" style:family="graphic" style:parent-style-name="標準_5f_7">
      <style:graphic-properties draw:textarea-horizontal-align="justify" draw:textarea-vertical-align="middle" draw:auto-grow-height="false" fo:min-height="0.212cm" fo:min-width="0.162cm"/>
    </style:style>
    <style:style style:name="gr141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4.581cm"/>
    </style:style>
    <style:style style:name="gr142" style:family="graphic" style:parent-style-name="標準_5f_7">
      <style:graphic-properties draw:textarea-horizontal-align="justify" draw:textarea-vertical-align="middle" draw:auto-grow-height="false" fo:min-height="0.288cm" fo:min-width="0.005cm"/>
    </style:style>
    <style:style style:name="gr143" style:family="graphic" style:parent-style-name="標準_5f_7">
      <style:graphic-properties draw:textarea-horizontal-align="justify" draw:textarea-vertical-align="middle" draw:auto-grow-height="false" fo:min-height="0.277cm" fo:min-width="0.27cm"/>
    </style:style>
    <style:style style:name="gr144" style:family="graphic" style:parent-style-name="標準_5f_7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45" style:family="graphic" style:parent-style-name="標準_5f_7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46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48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50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52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54" style:family="graphic" style:parent-style-name="標準_5f_7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55" style:family="graphic" style:parent-style-name="標準_5f_7" style:list-style-name="L1">
      <style:graphic-properties draw:stroke="solid" svg:stroke-width="0.05cm" svg:stroke-color="#000000" draw:marker-start-width="0.275cm" draw:marker-start-center="false" draw:marker-end-width="0.275cm" draw:marker-end-center="false" draw:fill="none" draw:fill-color="#000000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56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58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60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gr162" style:family="graphic" style:parent-style-name="標準_5f_7" style:list-style-name="L1">
      <style:graphic-properties draw:stroke="none" svg:stroke-width="0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標準_5f_7" style:list-style-name="L1">
      <style:graphic-properties draw:stroke="solid" svg:stroke-width="0.025cm" svg:stroke-color="#000000" draw:marker-start-width="0.3cm" draw:marker-start-center="false" draw:marker-end-width="0.3cm" draw:marker-end-center="false" draw:fill="solid" draw:fill-color="#999999" draw:textarea-horizontal-align="center" draw:textarea-vertical-align="middle" fo:padding-top="0.137cm" fo:padding-bottom="0.137cm" fo:padding-left="0.262cm" fo:padding-right="0.262cm" draw:shadow="hidden" draw:shadow-offset-x="0.3cm" draw:shadow-offset-y="0.3cm" draw:shadow-color="#808080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4.23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fo:min-height="2.548cm"/>
    </style:style>
    <style:style style:name="pr6" style:family="presentation" style:parent-style-name="Default-outline1">
      <style:graphic-properties fo:min-height="16.972cm"/>
    </style:style>
    <style:style style:name="pr7" style:family="presentation" style:parent-style-name="Default-title">
      <style:graphic-properties fo:min-height="2.47cm"/>
    </style:style>
    <style:style style:name="pr8" style:family="presentation" style:parent-style-name="Default-outline1">
      <style:graphic-properties fo:min-height="14.785cm"/>
    </style:style>
    <style:style style:name="pr9" style:family="presentation" style:parent-style-name="Default-title">
      <style:graphic-properties fo:min-height="2.432cm"/>
    </style:style>
    <style:style style:name="pr10" style:family="presentation" style:parent-style-name="Default-outline1">
      <style:graphic-properties fo:min-height="14.942cm"/>
    </style:style>
    <style:style style:name="pr11" style:family="presentation" style:parent-style-name="Default-outline1">
      <style:graphic-properties fo:min-height="12.597cm"/>
    </style:style>
    <style:style style:name="P1" style:family="paragraph">
      <style:text-properties fo:color="#0000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text-align="center"/>
      <style:text-properties style:font-size-asian="18pt"/>
    </style:style>
    <style:style style:name="P4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8pt"/>
    </style:style>
    <style:style style:name="P5" style:family="paragraph">
      <loext:graphic-properties draw:fill-color="#ffffff"/>
      <style:paragraph-properties fo:text-align="center"/>
      <style:text-properties fo:color="#000000" style:font-name="ＭＳ Ｐゴシック" fo:font-weight="normal" style:font-name-asian="ＭＳ Ｐゴシック" style:font-size-asian="18pt" style:font-weight-asian="normal" style:font-weight-complex="normal"/>
    </style:style>
    <style:style style:name="P6" style:family="paragraph">
      <loext:graphic-properties draw:fill-color="#cccccc"/>
      <style:paragraph-properties fo:text-align="center"/>
      <style:text-properties style:use-window-font-color="true" style:font-name="ＭＳ Ｐゴシック" fo:font-weight="bold" style:font-name-asian="ＭＳ Ｐゴシック" style:font-size-asian="18pt" style:font-weight-asian="bold" style:font-weight-complex="bold"/>
    </style:style>
    <style:style style:name="P7" style:family="paragraph">
      <loext:graphic-properties draw:fill-color="#cccccc"/>
      <style:paragraph-properties fo:text-align="center"/>
      <style:text-properties style:font-name="ＭＳ Ｐゴシック" style:font-name-asian="ＭＳ Ｐゴシック" style:font-size-asian="18pt"/>
    </style:style>
    <style:style style:name="P8" style:family="paragraph">
      <style:text-properties style:font-size-asian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ff"/>
      <style:text-properties style:font-size-asian="20pt"/>
    </style:style>
    <style:style style:name="P11" style:family="paragraph">
      <style:paragraph-properties fo:line-height="1.5cm"/>
    </style:style>
    <style:style style:name="P12" style:family="paragraph">
      <style:paragraph-properties fo:line-height="1.5cm"/>
      <style:text-properties fo:color="#0000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style:font-size-asian="18pt"/>
    </style:style>
    <style:style style:name="P17" style:family="paragraph">
      <loext:graphic-properties draw:fill="none" draw:fill-color="#ffffff"/>
      <style:text-properties style:font-size-asian="18pt"/>
    </style:style>
    <style:style style:name="P18" style:family="paragraph">
      <style:text-properties fo:color="#0000ff" fo:font-size="36pt" style:font-size-asian="36pt" style:font-size-complex="36pt"/>
    </style:style>
    <style:style style:name="P19" style:family="paragraph">
      <style:paragraph-properties fo:margin-top="0cm" fo:margin-bottom="0.1cm" fo:line-height="100%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center"/>
      <style:text-properties fo:font-size="14pt"/>
    </style:style>
    <style:style style:name="P2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4" style:family="paragraph">
      <style:paragraph-properties fo:margin-top="0cm" fo:margin-bottom="0cm" fo:line-height="100%" fo:text-align="center"/>
      <style:text-properties fo:font-size="14pt"/>
    </style:style>
    <style:style style:name="P25" style:family="paragraph">
      <loext:graphic-properties draw:fill="none"/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P26" style:family="paragraph">
      <style:text-properties fo:font-size="28pt"/>
    </style:style>
    <style:style style:name="P27" style:family="paragraph">
      <loext:graphic-properties draw:fill="none" draw:fill-color="#ffffff"/>
      <style:text-properties fo:color="#ff0000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0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cm" fo:margin-bottom="0.3cm"/>
    </style:style>
    <style:style style:name="P32" style:family="paragraph">
      <style:paragraph-properties fo:margin-top="0cm" fo:margin-bottom="0cm" fo:line-height="100%"/>
    </style:style>
    <style:style style:name="P33" style:family="paragraph">
      <style:paragraph-properties fo:text-align="center"/>
    </style:style>
    <style:style style:name="P34" style:family="paragraph">
      <style:paragraph-properties fo:margin-top="0cm" fo:margin-bottom="0.1cm" fo:line-height="115%"/>
    </style:style>
    <style:style style:name="P35" style:family="paragraph">
      <style:paragraph-properties fo:text-align="center"/>
      <style:text-properties fo:font-size="18pt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ff" style:font-name="メイリオ" style:font-name-asian="メイリオ"/>
    </style:style>
    <style:style style:name="T2" style:family="text">
      <style:text-properties style:font-name="ＭＳ Ｐゴシック" style:font-name-asian="ＭＳ Ｐゴシック" style:font-size-asian="18pt"/>
    </style:style>
    <style:style style:name="T3" style:family="text">
      <style:text-properties fo:color="#000000" style:font-name="ＭＳ Ｐゴシック" fo:font-size="18pt" fo:font-weight="normal" style:letter-kerning="true" style:font-name-asian="ＭＳ Ｐゴシック" style:font-size-asian="18pt" style:font-weight-asian="normal" style:font-size-complex="18pt" style:font-weight-complex="normal"/>
    </style:style>
    <style:style style:name="T4" style:family="text">
      <style:text-properties style:use-window-font-color="true"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b2b2b2" fo:font-size="16pt" style:font-size-asian="16pt" style:font-size-complex="16pt"/>
    </style:style>
    <style:style style:name="T7" style:family="text">
      <style:text-properties fo:color="#0000ff" style:font-name="メイリオ" fo:font-size="36pt" style:font-name-asian="メイリオ" style:font-size-asian="36pt" style:font-size-complex="36pt"/>
    </style:style>
    <style:style style:name="T8" style:family="text">
      <style:text-properties style:font-name="メイリオ" style:font-name-asian="メイリオ"/>
    </style:style>
    <style:style style:name="T9" style:family="text">
      <style:text-properties style:font-size-asian="18pt"/>
    </style:style>
    <style:style style:name="T10" style:family="text">
      <style:text-properties fo:color="#0000ff" style:font-name="メイリオ1" fo:font-size="40pt" style:font-name-asian="メイリオ1" style:font-size-asian="40pt" style:font-size-complex="40pt"/>
    </style:style>
    <style:style style:name="T11" style:family="text">
      <style:text-properties fo:color="#0000ff" style:font-name="メイリオ1" fo:font-size="36pt" style:font-name-asian="メイリオ1" style:font-size-asian="36pt" style:font-size-complex="36pt"/>
    </style:style>
    <style:style style:name="T12" style:family="text">
      <style:text-properties fo:font-size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13</text:span><text:span text:style-name="T1">章 半教師あり学習</text:span></text:p>
          </draw:text-box>
        </draw:frame>
        <draw:custom-shape draw:name="直線矢印コネクタ 4" draw:style-name="gr1" draw:text-style-name="P2" draw:layer="layout" svg:width="4.156cm" svg:height="1.209cm" svg:x="9.686cm" svg:y="8.8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45" draw:style-name="gr2" draw:text-style-name="P2" draw:layer="layout" svg:width="0.001cm" svg:height="1.296cm" svg:x="13.841cm" svg:y="8.85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3" draw:text-style-name="P4" draw:layer="layout" svg:width="4.5cm" svg:height="1.5cm" svg:x="11.576cm" svg:y="7.359cm">
          <text:p text:style-name="P3"><text:span text:style-name="T2">機械学習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53cm" svg:height="0.963cm" svg:x="16.488cm" svg:y="10.259cm">
          <text:p text:style-name="P3"><text:span text:style-name="T3">教師なし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215cm" svg:height="1cm" svg:x="7.341cm" svg:y="10.159cm">
          <text:p text:style-name="P3"><text:span text:style-name="T3">教師あり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4cm" svg:height="1.704cm" svg:x="12.001cm" svg:y="10.155cm">
          <text:p text:style-name="P3"><text:span text:style-name="T4">中間的手法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7" draw:text-style-name="P2" draw:layer="layout" svg:width="4.499cm" svg:height="1.5cm" svg:x="13.842cm" svg:y="8.85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8" draw:text-style-name="P7" draw:layer="layout" svg:width="5.5cm" svg:height="2cm" svg:x="7.301cm" svg:y="13.102cm">
          <text:p text:style-name="P3"><text:span text:style-name="T2">データが正解付き／</text:span></text:p>
          <text:p text:style-name="P3"><text:span text:style-name="T2">なしの組合せ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5cm" svg:height="2cm" svg:x="14.701cm" svg:y="13.102cm">
          <text:p text:style-name="P3"><text:span text:style-name="T2">手法が教師あり／</text:span></text:p>
          <text:p text:style-name="P3"><text:span text:style-name="T2">なしの組合せ</text:span></text:p>
          <draw:enhanced-geometry svg:viewBox="0 0 21600 21600" draw:type="rectangle" draw:enhanced-path="M 0 0 L 21600 0 21600 21600 0 21600 0 0 Z N"/>
        </draw:custom-shape>
        <draw:custom-shape draw:name="直線矢印コネクタ 39" draw:style-name="gr10" draw:text-style-name="P2" draw:layer="layout" svg:width="4.184cm" svg:height="1.305cm" svg:x="9.829cm" svg:y="11.7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42" draw:style-name="gr11" draw:text-style-name="P2" draw:layer="layout" svg:width="3.752cm" svg:height="1.305cm" svg:x="14.014cm" svg:y="11.797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9" draw:layer="layout" svg:width="5.236cm" svg:height="1.945cm" svg:x="7.514cm" svg:y="15.409cm">
          <draw:text-box>
            <text:p text:style-name="P8"><text:span text:style-name="T5">半教師あり学習</text:span></text:p>
            <text:p text:style-name="P8"><text:span text:style-name="T6">強化学習</text:span></text:p>
          </draw:text-box>
        </draw:frame>
        <draw:frame draw:style-name="gr13" draw:text-style-name="P9" draw:layer="layout" svg:width="2.754cm" svg:height="1.098cm" svg:x="15.659cm" svg:y="15.316cm">
          <draw:text-box>
            <text:p text:style-name="P8"><text:span text:style-name="T5">深層学習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5.199cm" svg:height="4.235cm" svg:x="1.4cm" svg:y="0.773cm" presentation:class="title" presentation:user-transformed="true">
          <draw:text-box>
            <text:p text:style-name="P11"><text:span text:style-name="T1">13.1 </text:span><text:span text:style-name="T1">半教師あり学習とは</text:span><text:span text:style-name="T1"><text:line-break/></text:span><text:span text:style-name="T7">13.1.1 </text:span><text:span text:style-name="T7">数値特徴の場合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半教師あり学習に適した数値特徴データの性質</text:span></text:p>
              </text:list-item>
            </text:list>
          </draw:text-box>
        </draw:frame>
        <draw:line draw:style-name="gr15" draw:text-style-name="P13" draw:layer="layout" svg:x1="2.057cm" svg:y1="18.493cm" svg:x2="2.019cm" svg:y2="6.937cm">
          <text:p/>
        </draw:line>
        <draw:line draw:style-name="gr15" draw:text-style-name="P13" draw:layer="layout" svg:x1="2.128cm" svg:y1="18.407cm" svg:x2="10.556cm" svg:y2="18.393cm">
          <text:p/>
        </draw:line>
        <draw:ellipse draw:style-name="gr16" draw:text-style-name="P14" draw:layer="layout" svg:width="0.405cm" svg:height="0.424cm" svg:x="3.743cm" svg:y="9.023cm">
          <text:p/>
        </draw:ellipse>
        <draw:g>
          <draw:polygon draw:style-name="gr17" draw:text-style-name="P15" draw:layer="layout" svg:width="0.531cm" svg:height="0.412cm" svg:x="3.5cm" svg:y="15.659cm" svg:viewBox="0 0 532 413" draw:points="266,0 0,413 532,413">
            <text:p/>
          </draw:polygon>
          <draw:polygon draw:style-name="gr18" draw:text-style-name="P15" draw:layer="layout" svg:width="0.531cm" svg:height="0.412cm" svg:x="3.5cm" svg:y="15.659cm" svg:viewBox="0 0 532 413" draw:points="266,0 0,413 532,413">
            <text:p/>
          </draw:polygon>
        </draw:g>
        <draw:g>
          <draw:line draw:style-name="gr19" draw:text-style-name="P13" draw:layer="layout" svg:x1="4.273cm" svg:y1="16.445cm" svg:x2="3.915cm" svg:y2="16.836cm">
            <text:p/>
          </draw:line>
          <draw:line draw:style-name="gr19" draw:text-style-name="P13" draw:layer="layout" svg:x1="3.901cm" svg:y1="16.48cm" svg:x2="4.287cm" svg:y2="16.843cm">
            <text:p/>
          </draw:line>
        </draw:g>
        <draw:ellipse draw:style-name="gr20" draw:text-style-name="P14" draw:layer="layout" svg:width="0.39cm" svg:height="0.441cm" svg:x="4.455cm" svg:y="9.559cm">
          <text:p/>
        </draw:ellipse>
        <draw:ellipse draw:style-name="gr21" draw:text-style-name="P14" draw:layer="layout" svg:width="0.407cm" svg:height="0.421cm" svg:x="7.401cm" svg:y="9.095cm">
          <text:p/>
        </draw:ellipse>
        <draw:ellipse draw:style-name="gr22" draw:text-style-name="P14" draw:layer="layout" svg:width="0.369cm" svg:height="0.424cm" svg:x="4.319cm" svg:y="12.398cm">
          <text:p/>
        </draw:ellipse>
        <draw:ellipse draw:style-name="gr23" draw:text-style-name="P14" draw:layer="layout" svg:width="0.387cm" svg:height="0.427cm" svg:x="5.785cm" svg:y="12.273cm">
          <text:p/>
        </draw:ellipse>
        <draw:ellipse draw:style-name="gr24" draw:text-style-name="P14" draw:layer="layout" svg:width="0.41cm" svg:height="0.403cm" svg:x="4.893cm" svg:y="12.156cm">
          <text:p/>
        </draw:ellipse>
        <draw:g>
          <draw:line draw:style-name="gr19" draw:text-style-name="P13" draw:layer="layout" svg:x1="5.233cm" svg:y1="15.761cm" svg:x2="4.875cm" svg:y2="16.152cm">
            <text:p/>
          </draw:line>
          <draw:line draw:style-name="gr19" draw:text-style-name="P13" draw:layer="layout" svg:x1="4.861cm" svg:y1="15.796cm" svg:x2="5.247cm" svg:y2="16.159cm">
            <text:p/>
          </draw:line>
        </draw:g>
        <draw:g>
          <draw:line draw:style-name="gr19" draw:text-style-name="P13" draw:layer="layout" svg:x1="6.327cm" svg:y1="16.099cm" svg:x2="5.969cm" svg:y2="16.49cm">
            <text:p/>
          </draw:line>
          <draw:line draw:style-name="gr19" draw:text-style-name="P13" draw:layer="layout" svg:x1="5.955cm" svg:y1="16.134cm" svg:x2="6.341cm" svg:y2="16.497cm">
            <text:p/>
          </draw:line>
        </draw:g>
        <draw:g>
          <draw:line draw:style-name="gr19" draw:text-style-name="P13" draw:layer="layout" svg:x1="8.19cm" svg:y1="15.5cm" svg:x2="7.832cm" svg:y2="15.891cm">
            <text:p/>
          </draw:line>
          <draw:line draw:style-name="gr19" draw:text-style-name="P13" draw:layer="layout" svg:x1="7.818cm" svg:y1="15.535cm" svg:x2="8.204cm" svg:y2="15.898cm">
            <text:p/>
          </draw:line>
        </draw:g>
        <draw:g>
          <draw:polygon draw:style-name="gr25" draw:text-style-name="P15" draw:layer="layout" svg:width="0.531cm" svg:height="0.412cm" svg:x="4.57cm" svg:y="16.565cm" svg:viewBox="0 0 532 413" draw:points="266,0 0,413 532,413">
            <text:p/>
          </draw:polygon>
          <draw:polygon draw:style-name="gr26" draw:text-style-name="P15" draw:layer="layout" svg:width="0.531cm" svg:height="0.412cm" svg:x="4.57cm" svg:y="16.565cm" svg:viewBox="0 0 532 413" draw:points="266,0 0,413 532,413">
            <text:p/>
          </draw:polygon>
        </draw:g>
        <draw:g>
          <draw:polygon draw:style-name="gr27" draw:text-style-name="P15" draw:layer="layout" svg:width="0.531cm" svg:height="0.412cm" svg:x="5.98cm" svg:y="15.207cm" svg:viewBox="0 0 532 413" draw:points="266,0 0,413 532,413">
            <text:p/>
          </draw:polygon>
          <draw:polygon draw:style-name="gr28" draw:text-style-name="P15" draw:layer="layout" svg:width="0.531cm" svg:height="0.412cm" svg:x="5.98cm" svg:y="15.207cm" svg:viewBox="0 0 532 413" draw:points="266,0 0,413 532,413">
            <text:p/>
          </draw:polygon>
        </draw:g>
        <draw:g>
          <draw:polygon draw:style-name="gr29" draw:text-style-name="P15" draw:layer="layout" svg:width="0.531cm" svg:height="0.412cm" svg:x="7.843cm" svg:y="16.142cm" svg:viewBox="0 0 532 413" draw:points="266,0 0,413 532,413">
            <text:p/>
          </draw:polygon>
          <draw:polygon draw:style-name="gr30" draw:text-style-name="P15" draw:layer="layout" svg:width="0.531cm" svg:height="0.412cm" svg:x="7.843cm" svg:y="16.142cm" svg:viewBox="0 0 532 413" draw:points="266,0 0,413 532,413">
            <text:p/>
          </draw:polygon>
        </draw:g>
        <draw:g>
          <draw:polygon draw:style-name="gr31" draw:text-style-name="P15" draw:layer="layout" svg:width="0.531cm" svg:height="0.412cm" svg:x="8.268cm" svg:y="15.666cm" svg:viewBox="0 0 532 413" draw:points="266,0 0,413 532,413">
            <text:p/>
          </draw:polygon>
          <draw:polygon draw:style-name="gr32" draw:text-style-name="P15" draw:layer="layout" svg:width="0.531cm" svg:height="0.412cm" svg:x="8.268cm" svg:y="15.666cm" svg:viewBox="0 0 532 413" draw:points="266,0 0,413 532,413">
            <text:p/>
          </draw:polygon>
        </draw:g>
        <draw:g>
          <draw:polygon draw:style-name="gr33" draw:text-style-name="P15" draw:layer="layout" svg:width="0.531cm" svg:height="0.412cm" svg:x="3.5cm" svg:y="12.301cm" svg:viewBox="0 0 532 413" draw:points="266,0 0,413 532,413">
            <text:p/>
          </draw:polygon>
          <draw:polygon draw:style-name="gr34" draw:text-style-name="P15" draw:layer="layout" svg:width="0.531cm" svg:height="0.412cm" svg:x="3.5cm" svg:y="12.301cm" svg:viewBox="0 0 532 413" draw:points="266,0 0,413 532,413">
            <text:p/>
          </draw:polygon>
        </draw:g>
        <draw:g>
          <draw:polygon draw:style-name="gr35" draw:text-style-name="P15" draw:layer="layout" svg:width="0.531cm" svg:height="0.412cm" svg:x="6.299cm" svg:y="11.849cm" svg:viewBox="0 0 532 413" draw:points="266,0 0,413 532,413">
            <text:p/>
          </draw:polygon>
          <draw:polygon draw:style-name="gr36" draw:text-style-name="P15" draw:layer="layout" svg:width="0.531cm" svg:height="0.412cm" svg:x="6.299cm" svg:y="11.849cm" svg:viewBox="0 0 532 413" draw:points="266,0 0,413 532,413">
            <text:p/>
          </draw:polygon>
        </draw:g>
        <draw:g>
          <draw:polygon draw:style-name="gr37" draw:text-style-name="P15" draw:layer="layout" svg:width="0.531cm" svg:height="0.412cm" svg:x="3.5cm" svg:y="9.581cm" svg:viewBox="0 0 532 413" draw:points="266,0 0,413 532,413">
            <text:p/>
          </draw:polygon>
          <draw:polygon draw:style-name="gr38" draw:text-style-name="P15" draw:layer="layout" svg:width="0.531cm" svg:height="0.412cm" svg:x="3.5cm" svg:y="9.581cm" svg:viewBox="0 0 532 413" draw:points="266,0 0,413 532,413">
            <text:p/>
          </draw:polygon>
        </draw:g>
        <draw:g>
          <draw:polygon draw:style-name="gr39" draw:text-style-name="P15" draw:layer="layout" svg:width="0.531cm" svg:height="0.412cm" svg:x="4.623cm" svg:y="8.794cm" svg:viewBox="0 0 532 413" draw:points="266,0 0,413 532,413">
            <text:p/>
          </draw:polygon>
          <draw:polygon draw:style-name="gr40" draw:text-style-name="P15" draw:layer="layout" svg:width="0.531cm" svg:height="0.412cm" svg:x="4.623cm" svg:y="8.794cm" svg:viewBox="0 0 532 413" draw:points="266,0 0,413 532,413">
            <text:p/>
          </draw:polygon>
        </draw:g>
        <draw:g>
          <draw:polygon draw:style-name="gr41" draw:text-style-name="P15" draw:layer="layout" svg:width="0.531cm" svg:height="0.412cm" svg:x="5.002cm" svg:y="9.277cm" svg:viewBox="0 0 532 413" draw:points="266,0 0,413 532,413">
            <text:p/>
          </draw:polygon>
          <draw:polygon draw:style-name="gr42" draw:text-style-name="P15" draw:layer="layout" svg:width="0.531cm" svg:height="0.412cm" svg:x="5.002cm" svg:y="9.277cm" svg:viewBox="0 0 532 413" draw:points="266,0 0,413 532,413">
            <text:p/>
          </draw:polygon>
        </draw:g>
        <draw:line draw:style-name="gr15" draw:text-style-name="P13" draw:layer="layout" svg:x1="13.658cm" svg:y1="18.539cm" svg:x2="13.62cm" svg:y2="6.983cm">
          <text:p/>
        </draw:line>
        <draw:line draw:style-name="gr15" draw:text-style-name="P13" draw:layer="layout" svg:x1="13.729cm" svg:y1="18.453cm" svg:x2="22.157cm" svg:y2="18.439cm">
          <text:p/>
        </draw:line>
        <draw:ellipse draw:style-name="gr43" draw:text-style-name="P14" draw:layer="layout" svg:width="0.342cm" svg:height="0.351cm" svg:x="14.505cm" svg:y="7.958cm">
          <text:p/>
        </draw:ellipse>
        <draw:g>
          <draw:polygon draw:style-name="gr44" draw:text-style-name="P15" draw:layer="layout" svg:width="0.459cm" svg:height="0.356cm" svg:x="14.813cm" svg:y="16.458cm" svg:viewBox="0 0 460 357" draw:points="230,0 0,357 460,357">
            <text:p/>
          </draw:polygon>
          <draw:polygon draw:style-name="gr45" draw:text-style-name="P15" draw:layer="layout" svg:width="0.459cm" svg:height="0.356cm" svg:x="14.813cm" svg:y="16.458cm" svg:viewBox="0 0 460 357" draw:points="230,0 0,357 460,357">
            <text:p/>
          </draw:polygon>
        </draw:g>
        <draw:g>
          <draw:line draw:style-name="gr19" draw:text-style-name="P13" draw:layer="layout" svg:x1="14.822cm" svg:y1="14.389cm" svg:x2="14.512cm" svg:y2="14.728cm">
            <text:p/>
          </draw:line>
          <draw:line draw:style-name="gr19" draw:text-style-name="P13" draw:layer="layout" svg:x1="14.5cm" svg:y1="14.419cm" svg:x2="14.834cm" svg:y2="14.734cm">
            <text:p/>
          </draw:line>
        </draw:g>
        <draw:ellipse draw:style-name="gr46" draw:text-style-name="P14" draw:layer="layout" svg:width="0.339cm" svg:height="0.369cm" svg:x="15.693cm" svg:y="10.5cm">
          <text:p/>
        </draw:ellipse>
        <draw:ellipse draw:style-name="gr47" draw:text-style-name="P14" draw:layer="layout" svg:width="0.342cm" svg:height="0.373cm" svg:x="19.558cm" svg:y="9.454cm">
          <text:p/>
        </draw:ellipse>
        <draw:ellipse draw:style-name="gr48" draw:text-style-name="P14" draw:layer="layout" svg:width="0.342cm" svg:height="0.376cm" svg:x="14.808cm" svg:y="12.412cm">
          <text:p/>
        </draw:ellipse>
        <draw:ellipse draw:style-name="gr49" draw:text-style-name="P14" draw:layer="layout" svg:width="0.342cm" svg:height="0.369cm" svg:x="16.158cm" svg:y="12.064cm">
          <text:p/>
        </draw:ellipse>
        <draw:ellipse draw:style-name="gr50" draw:text-style-name="P14" draw:layer="layout" svg:width="0.34cm" svg:height="0.351cm" svg:x="19.004cm" svg:y="12.154cm">
          <text:p/>
        </draw:ellipse>
        <draw:g>
          <draw:line draw:style-name="gr19" draw:text-style-name="P13" draw:layer="layout" svg:x1="17.322cm" svg:y1="15.415cm" svg:x2="17.012cm" svg:y2="15.754cm">
            <text:p/>
          </draw:line>
          <draw:line draw:style-name="gr19" draw:text-style-name="P13" draw:layer="layout" svg:x1="17cm" svg:y1="15.445cm" svg:x2="17.334cm" svg:y2="15.76cm">
            <text:p/>
          </draw:line>
        </draw:g>
        <draw:g>
          <draw:line draw:style-name="gr19" draw:text-style-name="P13" draw:layer="layout" svg:x1="17.923cm" svg:y1="17.355cm" svg:x2="17.613cm" svg:y2="17.694cm">
            <text:p/>
          </draw:line>
          <draw:line draw:style-name="gr19" draw:text-style-name="P13" draw:layer="layout" svg:x1="17.601cm" svg:y1="17.385cm" svg:x2="17.935cm" svg:y2="17.7cm">
            <text:p/>
          </draw:line>
        </draw:g>
        <draw:g>
          <draw:line draw:style-name="gr19" draw:text-style-name="P13" draw:layer="layout" svg:x1="20.74cm" svg:y1="14.282cm" svg:x2="20.43cm" svg:y2="14.621cm">
            <text:p/>
          </draw:line>
          <draw:line draw:style-name="gr19" draw:text-style-name="P13" draw:layer="layout" svg:x1="20.418cm" svg:y1="14.312cm" svg:x2="20.752cm" svg:y2="14.627cm">
            <text:p/>
          </draw:line>
        </draw:g>
        <draw:g>
          <draw:polygon draw:style-name="gr51" draw:text-style-name="P15" draw:layer="layout" svg:width="0.459cm" svg:height="0.356cm" svg:x="16.263cm" svg:y="13.543cm" svg:viewBox="0 0 460 357" draw:points="230,0 0,357 460,357">
            <text:p/>
          </draw:polygon>
          <draw:polygon draw:style-name="gr52" draw:text-style-name="P15" draw:layer="layout" svg:width="0.459cm" svg:height="0.356cm" svg:x="16.263cm" svg:y="13.543cm" svg:viewBox="0 0 460 357" draw:points="230,0 0,357 460,357">
            <text:p/>
          </draw:polygon>
        </draw:g>
        <draw:g>
          <draw:polygon draw:style-name="gr53" draw:text-style-name="P15" draw:layer="layout" svg:width="0.459cm" svg:height="0.356cm" svg:x="18.023cm" svg:y="13.482cm" svg:viewBox="0 0 460 357" draw:points="230,0 0,357 460,357">
            <text:p/>
          </draw:polygon>
          <draw:polygon draw:style-name="gr54" draw:text-style-name="P15" draw:layer="layout" svg:width="0.459cm" svg:height="0.356cm" svg:x="18.023cm" svg:y="13.482cm" svg:viewBox="0 0 460 357" draw:points="230,0 0,357 460,357">
            <text:p/>
          </draw:polygon>
        </draw:g>
        <draw:g>
          <draw:polygon draw:style-name="gr55" draw:text-style-name="P15" draw:layer="layout" svg:width="0.459cm" svg:height="0.356cm" svg:x="20.54cm" svg:y="16.642cm" svg:viewBox="0 0 460 357" draw:points="230,0 0,357 460,357">
            <text:p/>
          </draw:polygon>
          <draw:polygon draw:style-name="gr56" draw:text-style-name="P15" draw:layer="layout" svg:width="0.459cm" svg:height="0.356cm" svg:x="20.54cm" svg:y="16.642cm" svg:viewBox="0 0 460 357" draw:points="230,0 0,357 460,357">
            <text:p/>
          </draw:polygon>
        </draw:g>
        <draw:g>
          <draw:polygon draw:style-name="gr57" draw:text-style-name="P15" draw:layer="layout" svg:width="0.459cm" svg:height="0.356cm" svg:x="20.97cm" svg:y="12.342cm" svg:viewBox="0 0 460 357" draw:points="230,0 0,357 460,357">
            <text:p/>
          </draw:polygon>
          <draw:polygon draw:style-name="gr58" draw:text-style-name="P15" draw:layer="layout" svg:width="0.459cm" svg:height="0.356cm" svg:x="20.97cm" svg:y="12.342cm" svg:viewBox="0 0 460 357" draw:points="230,0 0,357 460,357">
            <text:p/>
          </draw:polygon>
        </draw:g>
        <draw:g>
          <draw:polygon draw:style-name="gr59" draw:text-style-name="P15" draw:layer="layout" svg:width="0.459cm" svg:height="0.356cm" svg:x="17.64cm" svg:y="10cm" svg:viewBox="0 0 460 357" draw:points="230,0 0,357 460,357">
            <text:p/>
          </draw:polygon>
          <draw:polygon draw:style-name="gr60" draw:text-style-name="P15" draw:layer="layout" svg:width="0.459cm" svg:height="0.356cm" svg:x="17.64cm" svg:y="10cm" svg:viewBox="0 0 460 357" draw:points="230,0 0,357 460,357">
            <text:p/>
          </draw:polygon>
        </draw:g>
        <draw:g>
          <draw:polygon draw:style-name="gr61" draw:text-style-name="P15" draw:layer="layout" svg:width="0.459cm" svg:height="0.356cm" svg:x="19.01cm" svg:y="14.92cm" svg:viewBox="0 0 460 357" draw:points="230,0 0,357 460,357">
            <text:p/>
          </draw:polygon>
          <draw:polygon draw:style-name="gr62" draw:text-style-name="P15" draw:layer="layout" svg:width="0.459cm" svg:height="0.356cm" svg:x="19.01cm" svg:y="14.92cm" svg:viewBox="0 0 460 357" draw:points="230,0 0,357 460,357">
            <text:p/>
          </draw:polygon>
        </draw:g>
        <draw:g>
          <draw:polygon draw:style-name="gr63" draw:text-style-name="P15" draw:layer="layout" svg:width="0.459cm" svg:height="0.356cm" svg:x="14.285cm" svg:y="8.43cm" svg:viewBox="0 0 460 357" draw:points="230,0 0,357 460,357">
            <text:p/>
          </draw:polygon>
          <draw:polygon draw:style-name="gr64" draw:text-style-name="P15" draw:layer="layout" svg:width="0.459cm" svg:height="0.356cm" svg:x="14.285cm" svg:y="8.43cm" svg:viewBox="0 0 460 357" draw:points="230,0 0,357 460,357">
            <text:p/>
          </draw:polygon>
        </draw:g>
        <draw:g>
          <draw:polygon draw:style-name="gr65" draw:text-style-name="P15" draw:layer="layout" svg:width="0.459cm" svg:height="0.356cm" svg:x="17.5cm" svg:y="12.643cm" svg:viewBox="0 0 460 357" draw:points="230,0 0,357 460,357">
            <text:p/>
          </draw:polygon>
          <draw:polygon draw:style-name="gr66" draw:text-style-name="P15" draw:layer="layout" svg:width="0.459cm" svg:height="0.356cm" svg:x="17.5cm" svg:y="12.643cm" svg:viewBox="0 0 460 357" draw:points="230,0 0,357 460,357">
            <text:p/>
          </draw:polygon>
        </draw:g>
        <draw:g>
          <draw:polygon draw:style-name="gr67" draw:text-style-name="P15" draw:layer="layout" svg:width="0.459cm" svg:height="0.356cm" svg:x="14cm" svg:y="13.142cm" svg:viewBox="0 0 460 357" draw:points="230,0 0,357 460,357">
            <text:p/>
          </draw:polygon>
          <draw:polygon draw:style-name="gr68" draw:text-style-name="P15" draw:layer="layout" svg:width="0.459cm" svg:height="0.356cm" svg:x="14cm" svg:y="13.142cm" svg:viewBox="0 0 460 357" draw:points="230,0 0,357 460,357">
            <text:p/>
          </draw:polygon>
        </draw:g>
        <draw:g>
          <draw:polygon draw:style-name="gr69" draw:text-style-name="P15" draw:layer="layout" svg:width="0.531cm" svg:height="0.412cm" svg:x="7.638cm" svg:y="12.42cm" svg:viewBox="0 0 532 413" draw:points="266,0 0,413 532,413">
            <text:p/>
          </draw:polygon>
          <draw:polygon draw:style-name="gr70" draw:text-style-name="P15" draw:layer="layout" svg:width="0.531cm" svg:height="0.412cm" svg:x="7.638cm" svg:y="12.42cm" svg:viewBox="0 0 532 413" draw:points="266,0 0,413 532,413">
            <text:p/>
          </draw:polygon>
        </draw:g>
        <draw:g>
          <draw:polygon draw:style-name="gr71" draw:text-style-name="P15" draw:layer="layout" svg:width="0.531cm" svg:height="0.412cm" svg:x="5.934cm" svg:y="8.554cm" svg:viewBox="0 0 532 413" draw:points="266,0 0,413 532,413">
            <text:p/>
          </draw:polygon>
          <draw:polygon draw:style-name="gr72" draw:text-style-name="P15" draw:layer="layout" svg:width="0.531cm" svg:height="0.412cm" svg:x="5.934cm" svg:y="8.554cm" svg:viewBox="0 0 532 413" draw:points="266,0 0,413 532,413">
            <text:p/>
          </draw:polygon>
        </draw:g>
        <draw:frame draw:style-name="gr73" draw:text-style-name="P17" draw:layer="layout" svg:width="9.392cm" svg:height="1.204cm" svg:x="2.096cm" svg:y="19.143cm">
          <draw:text-box>
            <text:p text:style-name="P16"><text:span text:style-name="T9">半教師あり学習に適するデータ</text:span></text:p>
          </draw:text-box>
        </draw:frame>
        <draw:frame draw:style-name="gr74" draw:text-style-name="P17" draw:layer="layout" svg:width="10.027cm" svg:height="1.204cm" svg:x="14.603cm" svg:y="19.065cm">
          <draw:text-box>
            <text:p text:style-name="P16"><text:span text:style-name="T9">半教師あり学習に適さないデータ</text:span></text:p>
          </draw:text-box>
        </draw:frame>
        <draw:ellipse draw:style-name="gr75" draw:text-style-name="P14" draw:layer="layout" svg:width="0.741cm" svg:height="0.793cm" svg:x="23.654cm" svg:y="8.841cm">
          <text:p/>
        </draw:ellipse>
        <draw:g>
          <draw:polygon draw:style-name="gr76" draw:text-style-name="P15" draw:layer="layout" svg:width="0.999cm" svg:height="0.779cm" svg:x="23.54cm" svg:y="11.236cm" svg:viewBox="0 0 1000 780" draw:points="500,0 0,780 1000,780">
            <text:p/>
          </draw:polygon>
          <draw:polygon draw:style-name="gr77" draw:text-style-name="P15" draw:layer="layout" svg:width="0.999cm" svg:height="0.779cm" svg:x="23.54cm" svg:y="11.236cm" svg:viewBox="0 0 1000 780" draw:points="500,0 0,780 1000,780">
            <text:p/>
          </draw:polygon>
        </draw:g>
        <draw:g>
          <draw:line draw:style-name="gr19" draw:text-style-name="P13" draw:layer="layout" svg:x1="24.386cm" svg:y1="10.016cm" svg:x2="23.712cm" svg:y2="10.755cm">
            <text:p/>
          </draw:line>
          <draw:line draw:style-name="gr19" draw:text-style-name="P13" draw:layer="layout" svg:x1="23.686cm" svg:y1="10.082cm" svg:x2="24.413cm" svg:y2="10.769cm">
            <text:p/>
          </draw:line>
        </draw:g>
        <draw:frame draw:style-name="gr78" draw:text-style-name="P17" draw:layer="layout" svg:width="1.772cm" svg:height="1.204cm" svg:x="24.752cm" svg:y="8.782cm">
          <draw:text-box>
            <text:p text:style-name="P16"><text:span text:style-name="T9">正例</text:span></text:p>
          </draw:text-box>
        </draw:frame>
        <draw:frame draw:style-name="gr78" draw:text-style-name="P17" draw:layer="layout" svg:width="1.772cm" svg:height="1.204cm" svg:x="24.752cm" svg:y="9.982cm">
          <draw:text-box>
            <text:p text:style-name="P16"><text:span text:style-name="T9">負例</text:span></text:p>
          </draw:text-box>
        </draw:frame>
        <draw:frame draw:style-name="gr79" draw:text-style-name="P17" draw:layer="layout" svg:width="3.042cm" svg:height="1.204cm" svg:x="24.752cm" svg:y="11.182cm">
          <draw:text-box>
            <text:p text:style-name="P16"><text:span text:style-name="T9">正解なし</text:span></text:p>
          </draw:text-box>
        </draw:frame>
        <draw:custom-shape draw:style-name="gr80" draw:text-style-name="P13" draw:layer="layout" svg:width="3.969cm" svg:height="3.891cm" svg:x="23.54cm" svg:y="8.4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8" draw:layer="layout" svg:width="25.199cm" svg:height="2.548cm" svg:x="1.4cm" svg:y="0.737cm" presentation:class="title" presentation:user-transformed="true">
          <draw:text-box>
            <text:p><text:span text:style-name="T10">13.1.1 </text:span><text:span text:style-name="T10">数値特徴の場合</text:span></text:p>
          </draw:text-box>
        </draw:frame>
        <draw:frame presentation:style-name="pr6" draw:text-style-name="P19" draw:layer="layout" svg:width="25.836cm" svg:height="16.972cm" svg:x="1.128cm" svg:y="2.968cm" presentation:class="outline" presentation:user-transformed="true">
          <draw:text-box>
            <text:list text:style-name="L2">
              <text:list-item>
                <text:p text:style-name="P19"><text:span text:style-name="T8">半教師あり学習が可能なデータ</text:span></text:p>
                <text:list>
                  <text:list-item>
                    <text:p text:style-name="P19"><text:span text:style-name="T8">半教師あり平滑性仮定</text:span></text:p>
                    <text:list>
                      <text:list-item>
                        <text:p text:style-name="P19"><text:span text:style-name="T8">二つの入力が高密度領域で近ければ、出力も関連している</text:span></text:p>
                      </text:list-item>
                    </text:list>
                  </text:list-item>
                  <text:list-item>
                    <text:p text:style-name="P19"><text:span text:style-name="T8">クラスタ仮定</text:span></text:p>
                    <text:list>
                      <text:list-item>
                        <text:p text:style-name="P19"><text:span text:style-name="T8">もし入力が同じクラスタに属するなら、それらは同じクラスになりやすい</text:span></text:p>
                      </text:list-item>
                    </text:list>
                  </text:list-item>
                  <text:list-item>
                    <text:p text:style-name="P19"><text:span text:style-name="T8">低密度分離</text:span></text:p>
                    <text:list>
                      <text:list-item>
                        <text:p text:style-name="P19"><text:span text:style-name="T8">識別境界は低密度領域にある</text:span></text:p>
                      </text:list-item>
                    </text:list>
                  </text:list-item>
                  <text:list-item>
                    <text:p text:style-name="P19"><text:span text:style-name="T8">多様体仮定</text:span></text:p>
                    <text:list>
                      <text:list-item>
                        <text:p text:style-name="P19"><text:span text:style-name="T8">高次元のデータは、低次元の多様体上に写像できる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><text:span text:style-name="T11">13.1.2 </text:span><text:span text:style-name="T11">ラベル特徴の場合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オーバーラップ</text:span></text:p>
              </text:list-item>
            </text:list>
          </draw:text-box>
        </draw:frame>
        <draw:frame draw:style-name="gr81" draw:text-style-name="P21" draw:layer="layout" svg:width="2.72cm" svg:height="0.963cm" svg:x="3.401cm" svg:y="7.237cm">
          <draw:text-box>
            <text:p text:style-name="P20"><text:span text:style-name="T12">Positive</text:span></text:p>
          </draw:text-box>
        </draw:frame>
        <draw:frame draw:style-name="gr82" draw:text-style-name="P21" draw:layer="layout" svg:width="3cm" svg:height="0.963cm" svg:x="3.183cm" svg:y="13.076cm">
          <draw:text-box>
            <text:p text:style-name="P20"><text:span text:style-name="T12">Negative</text:span></text:p>
          </draw:text-box>
        </draw:frame>
        <draw:custom-shape draw:style-name="gr83" draw:text-style-name="P23" draw:layer="layout" svg:width="4.266cm" svg:height="3.947cm" svg:x="12.78cm" svg:y="8.16cm">
          <text:p text:style-name="P22"><text:span text:style-name="T13">...</text:span></text:p>
          <text:p text:style-name="P22"><text:span text:style-name="T13">…</text:span></text:p>
          <text:p text:style-name="P22"><text:span text:style-name="T13">高性能</text:span><text:span text:style-name="T13">..</text:span></text:p>
          <text:p text:style-name="P22"><text:span text:style-name="T13">...</text:span><text:span text:style-name="T13">満足</text:span><text:span text:style-name="T13">.</text:span></text:p>
          <text:p text:style-name="P22"><text:span text:style-name="T13">....</text:span></text:p>
          <text:p text:style-name="P22"><text:span text:style-name="T13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4" draw:text-style-name="P25" draw:layer="layout" svg:width="4.265cm" svg:height="3.947cm" svg:x="7cm" svg:y="8.253cm">
          <text:p text:style-name="P24"><text:span text:style-name="T13">...</text:span><text:span text:style-name="T13">よかった。</text:span><text:span text:style-name="T13">..</text:span></text:p>
          <text:p text:style-name="P24"><text:span text:style-name="T13">…</text:span></text:p>
          <text:p text:style-name="P24"><text:span text:style-name="T13">高性能</text:span><text:span text:style-name="T13">..</text:span></text:p>
          <text:p text:style-name="P24"><text:span text:style-name="T13">...</text:span></text:p>
          <text:p text:style-name="P24"><text:span text:style-name="T13">...</text:span><text:span text:style-name="T13">満足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4" draw:text-style-name="P23" draw:layer="layout" svg:width="4.265cm" svg:height="3.947cm" svg:x="18.69cm" svg:y="8.161cm">
          <text:p text:style-name="P22"><text:span text:style-name="T13">.....</text:span></text:p>
          <text:p text:style-name="P22"><text:span text:style-name="T13">…</text:span></text:p>
          <text:p text:style-name="P22"><text:span text:style-name="T13">高性能</text:span><text:span text:style-name="T13">..</text:span></text:p>
          <text:p text:style-name="P22"><text:span text:style-name="T13">...</text:span></text:p>
          <text:p text:style-name="P22"><text:span text:style-name="T13">...</text:span><text:span text:style-name="T13">よかった。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5" draw:text-style-name="P27" draw:layer="layout" svg:width="2.057cm" svg:height="1.532cm" svg:x="11.993cm" svg:y="7.153cm">
          <draw:text-box>
            <text:p text:style-name="P26"><text:span text:style-name="T14">?</text:span></text:p>
          </draw:text-box>
        </draw:frame>
        <draw:frame draw:style-name="gr85" draw:text-style-name="P27" draw:layer="layout" svg:width="2.057cm" svg:height="1.532cm" svg:x="17.958cm" svg:y="7.153cm">
          <draw:text-box>
            <text:p text:style-name="P26"><text:span text:style-name="T14">?</text:span></text:p>
          </draw:text-box>
        </draw:frame>
        <draw:custom-shape draw:style-name="gr83" draw:text-style-name="P23" draw:layer="layout" svg:width="4.266cm" svg:height="3.947cm" svg:x="12.781cm" svg:y="13.661cm">
          <text:p text:style-name="P22"><text:span text:style-name="T13">...</text:span></text:p>
          <text:p text:style-name="P22"><text:span text:style-name="T13">…</text:span></text:p>
          <text:p text:style-name="P22"><text:span text:style-name="T13">壊れた。</text:span><text:span text:style-name="T13">..</text:span></text:p>
          <text:p text:style-name="P22"><text:span text:style-name="T13">...</text:span><text:span text:style-name="T13">買わない</text:span><text:span text:style-name="T13">.</text:span></text:p>
          <text:p text:style-name="P22"><text:span text:style-name="T13">....</text:span></text:p>
          <text:p text:style-name="P22"><text:span text:style-name="T13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4" draw:text-style-name="P23" draw:layer="layout" svg:width="4.265cm" svg:height="3.947cm" svg:x="6.971cm" svg:y="13.661cm">
          <text:p text:style-name="P22"><text:span text:style-name="T13">...</text:span><text:span text:style-name="T13">壊れた。</text:span><text:span text:style-name="T13">..</text:span></text:p>
          <text:p text:style-name="P22"><text:span text:style-name="T13">…</text:span></text:p>
          <text:p text:style-name="P22"><text:span text:style-name="T13">不満</text:span><text:span text:style-name="T13">..</text:span></text:p>
          <text:p text:style-name="P22"><text:span text:style-name="T13">...</text:span></text:p>
          <text:p text:style-name="P22"><text:span text:style-name="T13">...</text:span><text:span text:style-name="T13">買わない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4" draw:text-style-name="P23" draw:layer="layout" svg:width="4.265cm" svg:height="3.947cm" svg:x="18.691cm" svg:y="13.662cm">
          <text:p text:style-name="P22"><text:span text:style-name="T13">.....</text:span></text:p>
          <text:p text:style-name="P22"><text:span text:style-name="T13">…</text:span></text:p>
          <text:p text:style-name="P22"><text:span text:style-name="T13">不満</text:span><text:span text:style-name="T13">..</text:span></text:p>
          <text:p text:style-name="P22"><text:span text:style-name="T13">...</text:span></text:p>
          <text:p text:style-name="P22"><text:span text:style-name="T13">...</text:span><text:span text:style-name="T13">買わない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5" draw:text-style-name="P27" draw:layer="layout" svg:width="2.057cm" svg:height="1.532cm" svg:x="11.994cm" svg:y="12.654cm">
          <draw:text-box>
            <text:p text:style-name="P26"><text:span text:style-name="T14">?</text:span></text:p>
          </draw:text-box>
        </draw:frame>
        <draw:frame draw:style-name="gr85" draw:text-style-name="P27" draw:layer="layout" svg:width="2.057cm" svg:height="1.532cm" svg:x="17.959cm" svg:y="12.654cm">
          <draw:text-box>
            <text:p text:style-name="P26"><text:span text:style-name="T14">?</text:span></text:p>
          </draw:text-box>
        </draw:frame>
        <draw:g>
          <draw:rect draw:style-name="gr86" draw:text-style-name="P28" draw:layer="layout" svg:width="1.212cm" svg:height="0.129cm" draw:transform="skewX (-0.0849975345721238) rotate (0.785398163397448) translate (6.331cm 13.956cm)">
            <text:p/>
          </draw:rect>
          <draw:rect draw:style-name="gr87" draw:text-style-name="P28" draw:layer="layout" svg:width="1.223cm" svg:height="0.128cm" draw:transform="skewX (0.108908545324446) rotate (2.45236213197723) translate (7.237cm 14.003cm)">
            <text:p/>
          </draw:rect>
        </draw:g>
        <draw:g>
          <draw:ellipse draw:style-name="gr88" draw:text-style-name="P14" draw:layer="layout" svg:width="1.037cm" svg:height="1cm" svg:x="6.22cm" svg:y="7.237cm">
            <text:p/>
          </draw:ellipse>
          <draw:ellipse draw:style-name="gr89" draw:text-style-name="P29" draw:layer="layout" svg:width="1.005cm" svg:height="0.97cm" svg:x="6.236cm" svg:y="7.252cm">
            <text:p/>
          </draw:ellipse>
        </draw:g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><text:span text:style-name="T11">13.1.2 </text:span><text:span text:style-name="T11">ラベル特徴の場合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8">伝播</text:span></text:p>
              </text:list-item>
            </text:list>
          </draw:text-box>
        </draw:frame>
        <draw:custom-shape draw:style-name="gr90" draw:text-style-name="P23" draw:layer="layout" svg:width="4.242cm" svg:height="3.947cm" svg:x="6.444cm" svg:y="8.259cm">
          <text:p text:style-name="P22"><text:span text:style-name="T13">...</text:span><text:span text:style-name="T13">よかった。</text:span><text:span text:style-name="T13">..</text:span></text:p>
          <text:p text:style-name="P22"><text:span text:style-name="T13">…</text:span></text:p>
          <text:p text:style-name="P22"><text:span text:style-name="T13">高性能</text:span><text:span text:style-name="T13">..</text:span></text:p>
          <text:p text:style-name="P22"><text:span text:style-name="T13">...</text:span></text:p>
          <text:p text:style-name="P22"><text:span text:style-name="T13">...</text:span><text:span text:style-name="T13">満足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1" draw:text-style-name="P21" draw:layer="layout" svg:width="2.72cm" svg:height="0.963cm" svg:x="3.199cm" svg:y="7.337cm">
          <draw:text-box>
            <text:p text:style-name="P20"><text:span text:style-name="T12">Positive</text:span></text:p>
          </draw:text-box>
        </draw:frame>
        <draw:frame draw:style-name="gr82" draw:text-style-name="P21" draw:layer="layout" svg:width="3cm" svg:height="0.963cm" svg:x="2.983cm" svg:y="13.176cm">
          <draw:text-box>
            <text:p text:style-name="P20"><text:span text:style-name="T12">Negative</text:span></text:p>
          </draw:text-box>
        </draw:frame>
        <draw:custom-shape draw:style-name="gr90" draw:text-style-name="P23" draw:layer="layout" svg:width="4.242cm" svg:height="3.947cm" svg:x="12.526cm" svg:y="8.26cm">
          <text:p text:style-name="P22"><text:span text:style-name="T13">…</text:span></text:p>
          <text:p text:style-name="P22"><text:span text:style-name="T13">お買い得</text:span><text:span text:style-name="T13">..</text:span></text:p>
          <text:p text:style-name="P22"><text:span text:style-name="T13"><text:s text:c="13"/></text:span></text:p>
          <text:p text:style-name="P22"><text:span text:style-name="T13"><text:s text:c="15"/>…</text:span></text:p>
          <text:p text:style-name="P22"><text:span text:style-name="T13">満足</text:span><text:span text:style-name="T13">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1" draw:text-style-name="P23" draw:layer="layout" svg:width="4.241cm" svg:height="3.947cm" svg:x="18.403cm" svg:y="8.261cm">
          <text:p text:style-name="P22"><text:span text:style-name="T13">.....</text:span></text:p>
          <text:p text:style-name="P22"><text:span text:style-name="T13">…</text:span></text:p>
          <text:p text:style-name="P22"><text:span text:style-name="T13">お買い得</text:span><text:span text:style-name="T13">..</text:span></text:p>
          <text:p text:style-name="P22"><text:span text:style-name="T13">...</text:span></text:p>
          <text:p text:style-name="P22"><text:span text:style-name="T13">...</text:span><text:span text:style-name="T13">お勧め。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5" draw:text-style-name="P27" draw:layer="layout" svg:width="2.046cm" svg:height="1.532cm" svg:x="11.743cm" svg:y="7.253cm">
          <draw:text-box>
            <text:p text:style-name="P26"><text:span text:style-name="T14">?</text:span></text:p>
          </draw:text-box>
        </draw:frame>
        <draw:frame draw:style-name="gr85" draw:text-style-name="P27" draw:layer="layout" svg:width="2.046cm" svg:height="1.532cm" svg:x="17.675cm" svg:y="7.253cm">
          <draw:text-box>
            <text:p text:style-name="P26"><text:span text:style-name="T14">?</text:span></text:p>
          </draw:text-box>
        </draw:frame>
        <draw:custom-shape draw:style-name="gr90" draw:text-style-name="P23" draw:layer="layout" svg:width="4.242cm" svg:height="3.947cm" svg:x="12.527cm" svg:y="13.761cm">
          <text:p text:style-name="P22"><text:span text:style-name="T13">…</text:span></text:p>
          <text:p text:style-name="P22"><text:span text:style-name="T13">壊れた。</text:span></text:p>
          <text:p text:style-name="P22"><text:span text:style-name="T13"/></text:p>
          <text:p text:style-name="P22"><text:span text:style-name="T13">..</text:span></text:p>
          <text:p text:style-name="P22"><text:span text:style-name="T13">...</text:span><text:span text:style-name="T13">不良品</text:span><text:span text:style-name="T13">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0" draw:text-style-name="P23" draw:layer="layout" svg:width="4.242cm" svg:height="3.947cm" svg:x="6.749cm" svg:y="13.761cm">
          <text:p text:style-name="P22"><text:span text:style-name="T13">...</text:span><text:span text:style-name="T13">壊れた。</text:span><text:span text:style-name="T13">..</text:span></text:p>
          <text:p text:style-name="P22"><text:span text:style-name="T13">…</text:span></text:p>
          <text:p text:style-name="P22"><text:span text:style-name="T13">不満</text:span><text:span text:style-name="T13">..</text:span></text:p>
          <text:p text:style-name="P22"><text:span text:style-name="T13">...</text:span></text:p>
          <text:p text:style-name="P22"><text:span text:style-name="T13">...</text:span><text:span text:style-name="T13">買わない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1" draw:text-style-name="P23" draw:layer="layout" svg:width="4.241cm" svg:height="3.947cm" svg:x="18.404cm" svg:y="13.762cm">
          <text:p text:style-name="P22"><text:span text:style-name="T13">.....</text:span></text:p>
          <text:p text:style-name="P22"><text:span text:style-name="T13">…</text:span></text:p>
          <text:p text:style-name="P22"><text:span text:style-name="T13">不良品</text:span><text:span text:style-name="T13">..</text:span></text:p>
          <text:p text:style-name="P22"><text:span text:style-name="T13">....</text:span><text:span text:style-name="T13">粗悪</text:span><text:span text:style-name="T13">..</text:span></text:p>
          <text:p text:style-name="P22"><text:span text:style-name="T13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5" draw:text-style-name="P27" draw:layer="layout" svg:width="2.046cm" svg:height="1.532cm" svg:x="11.744cm" svg:y="12.754cm">
          <draw:text-box>
            <text:p text:style-name="P26"><text:span text:style-name="T14">?</text:span></text:p>
          </draw:text-box>
        </draw:frame>
        <draw:frame draw:style-name="gr85" draw:text-style-name="P27" draw:layer="layout" svg:width="2.046cm" svg:height="1.532cm" svg:x="17.676cm" svg:y="12.754cm">
          <draw:text-box>
            <text:p text:style-name="P26"><text:span text:style-name="T14">?</text:span></text:p>
          </draw:text-box>
        </draw:frame>
        <draw:custom-shape draw:style-name="gr92" draw:text-style-name="P13" draw:layer="layout" svg:width="1.861cm" svg:height="0.756cm" svg:x="8.04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13" draw:layer="layout" svg:x1="9.908cm" svg:y1="11.368cm" svg:x2="13.5cm" svg:y2="11.5cm">
          <text:p/>
        </draw:line>
        <draw:custom-shape draw:style-name="gr94" draw:text-style-name="P13" draw:layer="layout" svg:width="1.736cm" svg:height="0.756cm" svg:x="13.615cm" svg:y="10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2.814cm" svg:height="0.756cm" svg:x="13.155cm" svg:y="8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13" draw:layer="layout" svg:x1="15.969cm" svg:y1="9.344cm" svg:x2="18.913cm" svg:y2="10.066cm">
          <text:p/>
        </draw:line>
        <draw:custom-shape draw:style-name="gr95" draw:text-style-name="P13" draw:layer="layout" svg:width="2.814cm" svg:height="0.756cm" svg:x="18.913cm" svg:y="9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2.814cm" svg:height="0.756cm" svg:x="7.224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13" draw:layer="layout" svg:x1="10.038cm" svg:y1="14.056cm" svg:x2="13.241cm" svg:y2="14.636cm">
          <text:p/>
        </draw:line>
        <draw:custom-shape draw:style-name="gr95" draw:text-style-name="P13" draw:layer="layout" svg:width="2.814cm" svg:height="0.756cm" svg:x="13.242cm" svg:y="14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2.814cm" svg:height="0.756cm" svg:x="13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2.814cm" svg:height="0.756cm" svg:x="18.869cm" svg:y="14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3" draw:text-style-name="P13" draw:layer="layout" svg:x1="16cm" svg:y1="16.5cm" svg:x2="18.87cm" svg:y2="15.358cm">
          <text:p/>
        </draw:line>
        <draw:g>
          <draw:rect draw:style-name="gr96" draw:text-style-name="P28" draw:layer="layout" svg:width="1.209cm" svg:height="0.129cm" draw:transform="skewX (-0.0849975345721238) rotate (0.787667091425041) translate (6.113cm 14.056cm)">
            <text:p/>
          </draw:rect>
          <draw:rect draw:style-name="gr97" draw:text-style-name="P28" draw:layer="layout" svg:width="1.219cm" svg:height="0.128cm" draw:transform="skewX (0.101229096615671) rotate (2.44974413809924) translate (7.014cm 14.103cm)">
            <text:p/>
          </draw:rect>
        </draw:g>
        <draw:g>
          <draw:ellipse draw:style-name="gr98" draw:text-style-name="P14" draw:layer="layout" svg:width="1.031cm" svg:height="1cm" svg:x="6.003cm" svg:y="7.337cm">
            <text:p/>
          </draw:ellipse>
          <draw:ellipse draw:style-name="gr99" draw:text-style-name="P29" draw:layer="layout" svg:width="1cm" svg:height="0.97cm" svg:x="6.018cm" svg:y="7.352cm">
            <text:p/>
          </draw:ellipse>
        </draw:g>
        <draw:polygon draw:style-name="gr100" draw:text-style-name="P30" draw:layer="layout" svg:width="1.545cm" svg:height="0.699cm" svg:x="13.721cm" svg:y="9.801cm" svg:viewBox="0 0 1546 700" draw:points="396,700 387,376 0,376 773,0 1546,376 1160,376 1137,700">
          <text:p/>
        </draw:polygon>
        <draw:polygon draw:style-name="gr101" draw:text-style-name="P30" draw:layer="layout" svg:width="1.545cm" svg:height="0.699cm" svg:x="13.954cm" svg:y="15.5cm" svg:viewBox="0 0 1546 700" draw:points="396,0 387,324 0,324 773,700 1546,324 1160,324 1137,0">
          <text:p/>
        </draw:polygon>
        <presentation:notes draw:style-name="dp2">
          <draw:page-thumbnail draw:style-name="gr14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><text:span text:style-name="T11">13.1.3 </text:span><text:span text:style-name="T11">半教師あり学習のアルゴリズム</text:span></text:p>
          </draw:text-box>
        </draw:frame>
        <draw:frame presentation:style-name="pr4" draw:text-style-name="P3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1"><text:span text:style-name="T8">半教師あり学習の基本的な考え方</text:span></text:p>
                <text:list>
                  <text:list-item>
                    <text:p text:style-name="P31"><text:span text:style-name="T8">正解付きデータで識別器を作成</text:span></text:p>
                  </text:list-item>
                  <text:list-item>
                    <text:p text:style-name="P31"><text:span text:style-name="T8">正解なしデータで識別器のパラメータを調整</text:span></text:p>
                  </text:list-item>
                </text:list>
              </text:list-item>
              <text:list-item>
                <text:p text:style-name="P31"><text:span text:style-name="T8">識別器に対する要求</text:span></text:p>
                <text:list>
                  <text:list-item>
                    <text:p text:style-name="P31"><text:span text:style-name="T8">確信度の出力：正解なしデータに対する出力を信用するかどうかの判定に必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8" draw:layer="layout" svg:width="25.199cm" svg:height="2.47cm" svg:x="1.4cm" svg:y="0.837cm" presentation:class="title" presentation:user-transformed="true">
          <draw:text-box>
            <text:p><text:span text:style-name="T11">13.2 </text:span><text:span text:style-name="T11">自己学習</text:span></text:p>
          </draw:text-box>
        </draw:frame>
        <draw:frame presentation:style-name="pr8" draw:text-style-name="P32" draw:layer="layout" svg:width="25.199cm" svg:height="14.785cm" svg:x="1.517cm" svg:y="2.774cm" presentation:class="outline" presentation:user-transformed="true">
          <draw:text-box>
            <text:list text:style-name="L2">
              <text:list-item>
                <text:p text:style-name="P32"><text:span text:style-name="T8">自己学習のアルゴリズム</text:span></text:p>
              </text:list-item>
            </text:list>
            <text:list text:style-name="L3">
              <text:list-item>
                <text:list>
                  <text:list-item>
                    <text:p text:style-name="P32"><text:span text:style-name="T8">正解付きデータで初期識別器を作成</text:span></text:p>
                  </text:list-item>
                  <text:list-item>
                    <text:p text:style-name="P32"><text:span text:style-name="T8">正解なしデータの識別結果のうち、確信度の高いものを、正解付きデータとみなす</text:span></text:p>
                  </text:list-item>
                  <text:list-item>
                    <text:p text:style-name="P32"><text:span text:style-name="T8">新しい正解付きデータで、識別器を学習</text:span></text:p>
                  </text:list-item>
                  <text:list-item>
                    <text:p text:style-name="P32"><text:span text:style-name="T8"><text:s/></text:span><text:span text:style-name="T8">2, 3</text:span><text:span text:style-name="T8">を繰り返す</text:span></text:p>
                  </text:list-item>
                </text:list>
              </text:list-item>
            </text:list>
          </draw:text-box>
        </draw:frame>
        <draw:line draw:style-name="gr15" draw:text-style-name="P13" draw:layer="layout" svg:x1="4.252cm" svg:y1="20.039cm" svg:x2="4.224cm" svg:y2="11.945cm">
          <text:p/>
        </draw:line>
        <draw:line draw:style-name="gr15" draw:text-style-name="P13" draw:layer="layout" svg:x1="4.323cm" svg:y1="19.953cm" svg:x2="12.006cm" svg:y2="19.882cm">
          <text:p/>
        </draw:line>
        <draw:line draw:style-name="gr15" draw:text-style-name="P13" draw:layer="layout" svg:x1="16.291cm" svg:y1="20.058cm" svg:x2="16.263cm" svg:y2="11.964cm">
          <text:p/>
        </draw:line>
        <draw:line draw:style-name="gr15" draw:text-style-name="P13" draw:layer="layout" svg:x1="16.362cm" svg:y1="19.972cm" svg:x2="24.045cm" svg:y2="19.901cm">
          <text:p/>
        </draw:line>
        <draw:custom-shape draw:style-name="gr102" draw:text-style-name="P33" draw:layer="layout" svg:width="1.634cm" svg:height="1.828cm" svg:x="13.09cm" svg:y="14.9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2" draw:text-style-name="P33" draw:layer="layout" svg:width="1.634cm" svg:height="1.828cm" svg:x="25.076cm" svg:y="15.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olygon draw:style-name="gr103" draw:text-style-name="P15" draw:layer="layout" svg:width="0.531cm" svg:height="0.412cm" svg:x="5cm" svg:y="17.61cm" svg:viewBox="0 0 532 413" draw:points="266,0 0,413 532,413">
            <text:p/>
          </draw:polygon>
          <draw:polygon draw:style-name="gr104" draw:text-style-name="P15" draw:layer="layout" svg:width="0.531cm" svg:height="0.412cm" svg:x="5cm" svg:y="17.61cm" svg:viewBox="0 0 532 413" draw:points="266,0 0,413 532,413">
            <text:p/>
          </draw:polygon>
        </draw:g>
        <draw:g>
          <draw:line draw:style-name="gr19" draw:text-style-name="P13" draw:layer="layout" svg:x1="6.273cm" svg:y1="18.596cm" svg:x2="5.915cm" svg:y2="18.987cm">
            <text:p/>
          </draw:line>
          <draw:line draw:style-name="gr19" draw:text-style-name="P13" draw:layer="layout" svg:x1="5.901cm" svg:y1="18.631cm" svg:x2="6.287cm" svg:y2="18.994cm">
            <text:p/>
          </draw:line>
        </draw:g>
        <draw:ellipse draw:style-name="gr105" draw:text-style-name="P14" draw:layer="layout" svg:width="0.369cm" svg:height="0.424cm" svg:x="6.319cm" svg:y="13.749cm">
          <text:p/>
        </draw:ellipse>
        <draw:ellipse draw:style-name="gr106" draw:text-style-name="P14" draw:layer="layout" svg:width="0.387cm" svg:height="0.427cm" svg:x="7.785cm" svg:y="13.624cm">
          <text:p/>
        </draw:ellipse>
        <draw:ellipse draw:style-name="gr107" draw:text-style-name="P14" draw:layer="layout" svg:width="0.41cm" svg:height="0.403cm" svg:x="6.893cm" svg:y="13.507cm">
          <text:p/>
        </draw:ellipse>
        <draw:g>
          <draw:line draw:style-name="gr19" draw:text-style-name="P13" draw:layer="layout" svg:x1="7.233cm" svg:y1="17.912cm" svg:x2="6.875cm" svg:y2="18.303cm">
            <text:p/>
          </draw:line>
          <draw:line draw:style-name="gr19" draw:text-style-name="P13" draw:layer="layout" svg:x1="6.861cm" svg:y1="17.947cm" svg:x2="7.247cm" svg:y2="18.31cm">
            <text:p/>
          </draw:line>
        </draw:g>
        <draw:g>
          <draw:line draw:style-name="gr19" draw:text-style-name="P13" draw:layer="layout" svg:x1="8.327cm" svg:y1="18.25cm" svg:x2="7.969cm" svg:y2="18.641cm">
            <text:p/>
          </draw:line>
          <draw:line draw:style-name="gr19" draw:text-style-name="P13" draw:layer="layout" svg:x1="7.955cm" svg:y1="18.285cm" svg:x2="8.341cm" svg:y2="18.648cm">
            <text:p/>
          </draw:line>
        </draw:g>
        <draw:g>
          <draw:line draw:style-name="gr19" draw:text-style-name="P13" draw:layer="layout" svg:x1="10.19cm" svg:y1="17.651cm" svg:x2="9.832cm" svg:y2="18.042cm">
            <text:p/>
          </draw:line>
          <draw:line draw:style-name="gr19" draw:text-style-name="P13" draw:layer="layout" svg:x1="9.818cm" svg:y1="17.686cm" svg:x2="10.204cm" svg:y2="18.049cm">
            <text:p/>
          </draw:line>
        </draw:g>
        <draw:g>
          <draw:polygon draw:style-name="gr108" draw:text-style-name="P15" draw:layer="layout" svg:width="0.531cm" svg:height="0.412cm" svg:x="6.57cm" svg:y="18.716cm" svg:viewBox="0 0 532 413" draw:points="266,0 0,413 532,413">
            <text:p/>
          </draw:polygon>
          <draw:polygon draw:style-name="gr109" draw:text-style-name="P15" draw:layer="layout" svg:width="0.531cm" svg:height="0.412cm" svg:x="6.57cm" svg:y="18.716cm" svg:viewBox="0 0 532 413" draw:points="266,0 0,413 532,413">
            <text:p/>
          </draw:polygon>
        </draw:g>
        <draw:g>
          <draw:polygon draw:style-name="gr110" draw:text-style-name="P15" draw:layer="layout" svg:width="0.531cm" svg:height="0.412cm" svg:x="7.48cm" svg:y="16.758cm" svg:viewBox="0 0 532 413" draw:points="266,0 0,413 532,413">
            <text:p/>
          </draw:polygon>
          <draw:polygon draw:style-name="gr111" draw:text-style-name="P15" draw:layer="layout" svg:width="0.531cm" svg:height="0.412cm" svg:x="7.48cm" svg:y="16.758cm" svg:viewBox="0 0 532 413" draw:points="266,0 0,413 532,413">
            <text:p/>
          </draw:polygon>
        </draw:g>
        <draw:g>
          <draw:polygon draw:style-name="gr112" draw:text-style-name="P15" draw:layer="layout" svg:width="0.531cm" svg:height="0.412cm" svg:x="9.843cm" svg:y="18.293cm" svg:viewBox="0 0 532 413" draw:points="266,0 0,413 532,413">
            <text:p/>
          </draw:polygon>
          <draw:polygon draw:style-name="gr113" draw:text-style-name="P15" draw:layer="layout" svg:width="0.531cm" svg:height="0.412cm" svg:x="9.843cm" svg:y="18.293cm" svg:viewBox="0 0 532 413" draw:points="266,0 0,413 532,413">
            <text:p/>
          </draw:polygon>
        </draw:g>
        <draw:g>
          <draw:polygon draw:style-name="gr114" draw:text-style-name="P15" draw:layer="layout" svg:width="0.531cm" svg:height="0.412cm" svg:x="10.268cm" svg:y="17.817cm" svg:viewBox="0 0 532 413" draw:points="266,0 0,413 532,413">
            <text:p/>
          </draw:polygon>
          <draw:polygon draw:style-name="gr115" draw:text-style-name="P15" draw:layer="layout" svg:width="0.531cm" svg:height="0.412cm" svg:x="10.268cm" svg:y="17.817cm" svg:viewBox="0 0 532 413" draw:points="266,0 0,413 532,413">
            <text:p/>
          </draw:polygon>
        </draw:g>
        <draw:g>
          <draw:polygon draw:style-name="gr116" draw:text-style-name="P15" draw:layer="layout" svg:width="0.531cm" svg:height="0.412cm" svg:x="5.5cm" svg:y="13.652cm" svg:viewBox="0 0 532 413" draw:points="266,0 0,413 532,413">
            <text:p/>
          </draw:polygon>
          <draw:polygon draw:style-name="gr117" draw:text-style-name="P15" draw:layer="layout" svg:width="0.531cm" svg:height="0.412cm" svg:x="5.5cm" svg:y="13.652cm" svg:viewBox="0 0 532 413" draw:points="266,0 0,413 532,413">
            <text:p/>
          </draw:polygon>
        </draw:g>
        <draw:g>
          <draw:polygon draw:style-name="gr118" draw:text-style-name="P15" draw:layer="layout" svg:width="0.531cm" svg:height="0.412cm" svg:x="7cm" svg:y="14.716cm" svg:viewBox="0 0 532 413" draw:points="266,0 0,413 532,413">
            <text:p/>
          </draw:polygon>
          <draw:polygon draw:style-name="gr119" draw:text-style-name="P15" draw:layer="layout" svg:width="0.531cm" svg:height="0.412cm" svg:x="7cm" svg:y="14.716cm" svg:viewBox="0 0 532 413" draw:points="266,0 0,413 532,413">
            <text:p/>
          </draw:polygon>
        </draw:g>
        <draw:g>
          <draw:polygon draw:style-name="gr120" draw:text-style-name="P15" draw:layer="layout" svg:width="0.531cm" svg:height="0.412cm" svg:x="8.339cm" svg:y="15.287cm" svg:viewBox="0 0 532 413" draw:points="266,0 0,413 532,413">
            <text:p/>
          </draw:polygon>
          <draw:polygon draw:style-name="gr121" draw:text-style-name="P15" draw:layer="layout" svg:width="0.531cm" svg:height="0.412cm" svg:x="8.339cm" svg:y="15.287cm" svg:viewBox="0 0 532 413" draw:points="266,0 0,413 532,413">
            <text:p/>
          </draw:polygon>
        </draw:g>
        <draw:g>
          <draw:polygon draw:style-name="gr122" draw:text-style-name="P15" draw:layer="layout" svg:width="0.531cm" svg:height="0.412cm" svg:x="17.2cm" svg:y="17.481cm" svg:viewBox="0 0 532 413" draw:points="266,0 0,413 532,413">
            <text:p/>
          </draw:polygon>
          <draw:polygon draw:style-name="gr123" draw:text-style-name="P15" draw:layer="layout" svg:width="0.531cm" svg:height="0.412cm" svg:x="17.2cm" svg:y="17.481cm" svg:viewBox="0 0 532 413" draw:points="266,0 0,413 532,413">
            <text:p/>
          </draw:polygon>
        </draw:g>
        <draw:g>
          <draw:line draw:style-name="gr19" draw:text-style-name="P13" draw:layer="layout" svg:x1="18.473cm" svg:y1="18.467cm" svg:x2="18.115cm" svg:y2="18.858cm">
            <text:p/>
          </draw:line>
          <draw:line draw:style-name="gr19" draw:text-style-name="P13" draw:layer="layout" svg:x1="18.101cm" svg:y1="18.502cm" svg:x2="18.487cm" svg:y2="18.865cm">
            <text:p/>
          </draw:line>
        </draw:g>
        <draw:ellipse draw:style-name="gr124" draw:text-style-name="P14" draw:layer="layout" svg:width="0.369cm" svg:height="0.424cm" svg:x="18.519cm" svg:y="13.62cm">
          <text:p/>
        </draw:ellipse>
        <draw:ellipse draw:style-name="gr125" draw:text-style-name="P14" draw:layer="layout" svg:width="0.387cm" svg:height="0.427cm" svg:x="19.985cm" svg:y="13.495cm">
          <text:p/>
        </draw:ellipse>
        <draw:ellipse draw:style-name="gr126" draw:text-style-name="P14" draw:layer="layout" svg:width="0.41cm" svg:height="0.403cm" svg:x="19.093cm" svg:y="13.378cm">
          <text:p/>
        </draw:ellipse>
        <draw:g>
          <draw:line draw:style-name="gr19" draw:text-style-name="P13" draw:layer="layout" svg:x1="19.433cm" svg:y1="17.783cm" svg:x2="19.075cm" svg:y2="18.174cm">
            <text:p/>
          </draw:line>
          <draw:line draw:style-name="gr19" draw:text-style-name="P13" draw:layer="layout" svg:x1="19.061cm" svg:y1="17.818cm" svg:x2="19.447cm" svg:y2="18.181cm">
            <text:p/>
          </draw:line>
        </draw:g>
        <draw:g>
          <draw:line draw:style-name="gr19" draw:text-style-name="P13" draw:layer="layout" svg:x1="20.527cm" svg:y1="18.121cm" svg:x2="20.169cm" svg:y2="18.512cm">
            <text:p/>
          </draw:line>
          <draw:line draw:style-name="gr19" draw:text-style-name="P13" draw:layer="layout" svg:x1="20.155cm" svg:y1="18.156cm" svg:x2="20.541cm" svg:y2="18.519cm">
            <text:p/>
          </draw:line>
        </draw:g>
        <draw:g>
          <draw:line draw:style-name="gr19" draw:text-style-name="P13" draw:layer="layout" svg:x1="22.39cm" svg:y1="17.522cm" svg:x2="22.032cm" svg:y2="17.913cm">
            <text:p/>
          </draw:line>
          <draw:line draw:style-name="gr19" draw:text-style-name="P13" draw:layer="layout" svg:x1="22.018cm" svg:y1="17.557cm" svg:x2="22.404cm" svg:y2="17.92cm">
            <text:p/>
          </draw:line>
        </draw:g>
        <draw:g>
          <draw:polygon draw:style-name="gr127" draw:text-style-name="P15" draw:layer="layout" svg:width="0.531cm" svg:height="0.412cm" svg:x="19.68cm" svg:y="16.629cm" svg:viewBox="0 0 532 413" draw:points="266,0 0,413 532,413">
            <text:p/>
          </draw:polygon>
          <draw:polygon draw:style-name="gr128" draw:text-style-name="P15" draw:layer="layout" svg:width="0.531cm" svg:height="0.412cm" svg:x="19.68cm" svg:y="16.629cm" svg:viewBox="0 0 532 413" draw:points="266,0 0,413 532,413">
            <text:p/>
          </draw:polygon>
        </draw:g>
        <draw:g>
          <draw:polygon draw:style-name="gr129" draw:text-style-name="P15" draw:layer="layout" svg:width="0.531cm" svg:height="0.412cm" svg:x="19.2cm" svg:y="14.587cm" svg:viewBox="0 0 532 413" draw:points="266,0 0,413 532,413">
            <text:p/>
          </draw:polygon>
          <draw:polygon draw:style-name="gr130" draw:text-style-name="P15" draw:layer="layout" svg:width="0.531cm" svg:height="0.412cm" svg:x="19.2cm" svg:y="14.587cm" svg:viewBox="0 0 532 413" draw:points="266,0 0,413 532,413">
            <text:p/>
          </draw:polygon>
        </draw:g>
        <draw:g>
          <draw:polygon draw:style-name="gr131" draw:text-style-name="P15" draw:layer="layout" svg:width="0.531cm" svg:height="0.412cm" svg:x="20.539cm" svg:y="15.158cm" svg:viewBox="0 0 532 413" draw:points="266,0 0,413 532,413">
            <text:p/>
          </draw:polygon>
          <draw:polygon draw:style-name="gr132" draw:text-style-name="P15" draw:layer="layout" svg:width="0.531cm" svg:height="0.412cm" svg:x="20.539cm" svg:y="15.158cm" svg:viewBox="0 0 532 413" draw:points="266,0 0,413 532,413">
            <text:p/>
          </draw:polygon>
        </draw:g>
        <draw:g>
          <draw:line draw:style-name="gr19" draw:text-style-name="P13" draw:layer="layout" svg:x1="22.991cm" svg:y1="17.923cm" svg:x2="22.633cm" svg:y2="18.314cm">
            <text:p/>
          </draw:line>
          <draw:line draw:style-name="gr19" draw:text-style-name="P13" draw:layer="layout" svg:x1="22.619cm" svg:y1="17.958cm" svg:x2="23.005cm" svg:y2="18.321cm">
            <text:p/>
          </draw:line>
        </draw:g>
        <draw:g>
          <draw:line draw:style-name="gr19" draw:text-style-name="P13" draw:layer="layout" svg:x1="22.391cm" svg:y1="18.323cm" svg:x2="22.033cm" svg:y2="18.714cm">
            <text:p/>
          </draw:line>
          <draw:line draw:style-name="gr19" draw:text-style-name="P13" draw:layer="layout" svg:x1="22.019cm" svg:y1="18.358cm" svg:x2="22.405cm" svg:y2="18.721cm">
            <text:p/>
          </draw:line>
        </draw:g>
        <draw:g>
          <draw:line draw:style-name="gr19" draw:text-style-name="P13" draw:layer="layout" svg:x1="19.285cm" svg:y1="18.702cm" svg:x2="18.927cm" svg:y2="19.093cm">
            <text:p/>
          </draw:line>
          <draw:line draw:style-name="gr19" draw:text-style-name="P13" draw:layer="layout" svg:x1="18.913cm" svg:y1="18.737cm" svg:x2="19.299cm" svg:y2="19.1cm">
            <text:p/>
          </draw:line>
        </draw:g>
        <draw:ellipse draw:style-name="gr133" draw:text-style-name="P14" draw:layer="layout" svg:width="0.369cm" svg:height="0.424cm" svg:x="17.82cm" svg:y="13.42cm">
          <text:p/>
        </draw:ellips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18" draw:layer="layout" svg:width="25.199cm" svg:height="2.47cm" svg:x="1.4cm" svg:y="0.837cm" presentation:class="title" presentation:user-transformed="true">
          <draw:text-box>
            <text:p><text:span text:style-name="T11">13.2 </text:span><text:span text:style-name="T11">自己学習</text:span></text:p>
          </draw:text-box>
        </draw:frame>
        <draw:frame presentation:style-name="pr8" draw:text-style-name="P34" draw:layer="layout" svg:width="25.199cm" svg:height="14.785cm" svg:x="1.4cm" svg:y="3.502cm" presentation:class="outline" presentation:user-transformed="true">
          <draw:text-box>
            <text:list text:style-name="L2">
              <text:list-item>
                <text:p text:style-name="P34"><text:span text:style-name="T8">自己学習の性質</text:span></text:p>
                <text:list>
                  <text:list-item>
                    <text:p text:style-name="P34"><text:span text:style-name="T8">クラスタ仮定や低密度分離が満たされるデータに対しては、高い性能が期待できる</text:span></text:p>
                  </text:list-item>
                  <text:list-item>
                    <text:p text:style-name="P34"><text:span text:style-name="T8">低密度分離が満たされていない場合、初期識別器の誤りが拡大してゆく可能性があ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18" draw:layer="layout" svg:width="25.199cm" svg:height="2.432cm" svg:x="1.4cm" svg:y="0.837cm" presentation:class="title" presentation:user-transformed="true">
          <draw:text-box>
            <text:p><text:span text:style-name="T11">13.3 </text:span><text:span text:style-name="T11">共訓練</text:span></text:p>
          </draw:text-box>
        </draw:frame>
        <draw:frame presentation:style-name="pr10" draw:text-style-name="P32" draw:layer="layout" svg:width="25.199cm" svg:height="14.942cm" svg:x="1.439cm" svg:y="2.563cm" presentation:class="outline" presentation:user-transformed="true">
          <draw:text-box>
            <text:list text:style-name="L2">
              <text:list-item>
                <text:p text:style-name="P32"><text:span text:style-name="T8">共訓練とは</text:span></text:p>
                <text:list>
                  <text:list-item>
                    <text:p text:style-name="P32"><text:span text:style-name="T8">判断基準が異なる識別器を交互に用いる</text:span></text:p>
                  </text:list-item>
                  <text:list-item>
                    <text:p text:style-name="P32"><text:span text:style-name="T8">片方の確信度が高いデータを、相手が正解付きデータとみなして学習</text:span></text:p>
                  </text:list-item>
                </text:list>
              </text:list-item>
            </text:list>
          </draw:text-box>
        </draw:frame>
        <draw:frame draw:style-name="gr134" draw:text-style-name="P17" draw:layer="layout" svg:width="7.663cm" svg:height="2.157cm" svg:x="6.235cm" svg:y="14.778cm">
          <draw:text-box>
            <text:p text:style-name="P16"><text:span text:style-name="T9">識別器</text:span><text:span text:style-name="T9">1</text:span><text:span text:style-name="T9">で確信度の高い</text:span></text:p>
            <text:p text:style-name="P16"><text:span text:style-name="T9">正解なしデータ</text:span></text:p>
          </draw:text-box>
        </draw:frame>
        <draw:custom-shape draw:style-name="gr135" draw:text-style-name="P36" draw:layer="layout" svg:width="3.073cm" svg:height="1.298cm" svg:x="9.216cm" svg:y="12.121cm">
          <text:p text:style-name="P35"><text:span text:style-name="T12">識別器</text:span>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136" draw:text-style-name="P36" draw:layer="layout" svg:width="3.468cm" svg:height="1.276cm" svg:x="14.419cm" svg:y="12.126cm">
          <text:p text:style-name="P35"><text:span text:style-name="T12">識別器</text:span><text:span text:style-name="T12">2</text:span></text:p>
          <draw:enhanced-geometry svg:viewBox="0 0 21600 21600" draw:type="rectangle" draw:enhanced-path="M 0 0 L 21600 0 21600 21600 0 21600 0 0 Z N"/>
        </draw:custom-shape>
        <draw:frame draw:style-name="gr137" draw:text-style-name="P13" draw:layer="layout" svg:width="7.98cm" svg:height="1.032cm" svg:x="8.82cm" svg:y="9.229cm">
          <draw:image xlink:href="Pictures/2000005200000AA90000016241A426F7.svm" xlink:type="simple" xlink:show="embed" xlink:actuate="onLoad">
            <text:p/>
          </draw:image>
        </draw:frame>
        <draw:custom-shape draw:style-name="gr138" draw:text-style-name="P13" draw:layer="layout" svg:width="1.109cm" svg:height="4.301cm" draw:transform="rotate (1.5707963267949) translate (9.177cm 11.753cm)">
          <text:p/>
          <draw:enhanced-geometry svg:viewBox="0 0 21600 21600" draw:mirror-horizontal="false" draw:mirror-vertical="false" draw:glue-points="21600 0 0 10800 21600 21600" draw:text-areas="13800 ?f9 21600 ?f10" draw:type="left-brace" draw:modifiers="1034.693877551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9" draw:text-style-name="P13" draw:layer="layout" svg:width="1.109cm" svg:height="2.555cm" draw:transform="rotate (1.5707963267949) translate (13.984cm 11.753cm)">
          <text:p/>
          <draw:enhanced-geometry svg:viewBox="0 0 21600 21600" draw:mirror-horizontal="false" draw:mirror-vertical="false" draw:glue-points="21600 0 0 10800 21600 21600" draw:text-areas="13800 ?f9 21600 ?f10" draw:type="left-brace" draw:modifiers="1034.693877551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40" draw:text-style-name="P33" draw:layer="layout" svg:width="0.756cm" svg:height="0.922cm" svg:x="13.836cm" svg:y="15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1" draw:text-style-name="P17" draw:layer="layout" svg:width="5.081cm" svg:height="1.204cm" svg:x="15.1cm" svg:y="15.075cm">
          <draw:text-box>
            <text:p text:style-name="P16"><text:span text:style-name="T9">識別器</text:span><text:span text:style-name="T9">2</text:span><text:span text:style-name="T9">の学習</text:span></text:p>
          </draw:text-box>
        </draw:frame>
        <draw:custom-shape draw:style-name="gr142" draw:text-style-name="P33" draw:layer="layout" svg:width="1.009cm" svg:height="0.614cm" svg:x="17.373cm" svg:y="16.7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4" draw:text-style-name="P17" draw:layer="layout" svg:width="7.663cm" svg:height="2.157cm" svg:x="15.188cm" svg:y="17.869cm">
          <draw:text-box>
            <text:p text:style-name="P16"><text:span text:style-name="T9">識別器</text:span><text:span text:style-name="T9">2</text:span><text:span text:style-name="T9">で確信度の高い</text:span></text:p>
            <text:p text:style-name="P16"><text:span text:style-name="T9">正解なしデータ</text:span></text:p>
          </draw:text-box>
        </draw:frame>
        <draw:frame draw:style-name="gr141" draw:text-style-name="P17" draw:layer="layout" svg:width="5.081cm" svg:height="1.204cm" svg:x="6.637cm" svg:y="17.937cm">
          <draw:text-box>
            <text:p text:style-name="P16"><text:span text:style-name="T9">識別器</text:span><text:span text:style-name="T9">1</text:span><text:span text:style-name="T9">の学習</text:span></text:p>
          </draw:text-box>
        </draw:frame>
        <draw:custom-shape draw:style-name="gr143" draw:text-style-name="P33" draw:layer="layout" svg:width="0.878cm" svg:height="1.053cm" svg:x="13.681cm" svg:y="17.9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33" draw:layer="layout" svg:width="1.009cm" svg:height="0.614cm" svg:x="8.647cm" svg:y="19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5" draw:text-style-name="P13" draw:layer="layout" svg:x1="19.566cm" svg:y1="14.057cm" svg:x2="19.493cm" svg:y2="8.39cm">
          <text:p/>
        </draw:line>
        <draw:line draw:style-name="gr15" draw:text-style-name="P13" draw:layer="layout" svg:x1="19.454cm" svg:y1="14.002cm" svg:x2="25.753cm" svg:y2="13.98cm">
          <text:p/>
        </draw:line>
        <draw:ellipse draw:style-name="gr144" draw:text-style-name="P14" draw:layer="layout" svg:width="0.53cm" svg:height="0.568cm" svg:x="21.731cm" svg:y="9.214cm">
          <text:p/>
        </draw:ellipse>
        <draw:ellipse draw:style-name="gr145" draw:text-style-name="P14" draw:layer="layout" svg:width="0.53cm" svg:height="0.559cm" svg:x="23.177cm" svg:y="9.445cm">
          <text:p/>
        </draw:ellipse>
        <draw:g>
          <draw:line draw:style-name="gr19" draw:text-style-name="P13" draw:layer="layout" svg:x1="21.978cm" svg:y1="12.11cm" svg:x2="21.496cm" svg:y2="12.633cm">
            <text:p/>
          </draw:line>
          <draw:line draw:style-name="gr19" draw:text-style-name="P13" draw:layer="layout" svg:x1="21.477cm" svg:y1="12.157cm" svg:x2="21.996cm" svg:y2="12.644cm">
            <text:p/>
          </draw:line>
        </draw:g>
        <draw:g>
          <draw:line draw:style-name="gr19" draw:text-style-name="P13" draw:layer="layout" svg:x1="22.911cm" svg:y1="12.965cm" svg:x2="22.429cm" svg:y2="13.488cm">
            <text:p/>
          </draw:line>
          <draw:line draw:style-name="gr19" draw:text-style-name="P13" draw:layer="layout" svg:x1="22.41cm" svg:y1="13.012cm" svg:x2="22.929cm" svg:y2="13.499cm">
            <text:p/>
          </draw:line>
        </draw:g>
        <draw:g>
          <draw:line draw:style-name="gr19" draw:text-style-name="P13" draw:layer="layout" svg:x1="24.34cm" svg:y1="11.761cm" svg:x2="23.858cm" svg:y2="12.284cm">
            <text:p/>
          </draw:line>
          <draw:line draw:style-name="gr19" draw:text-style-name="P13" draw:layer="layout" svg:x1="23.839cm" svg:y1="11.808cm" svg:x2="24.358cm" svg:y2="12.295cm">
            <text:p/>
          </draw:line>
        </draw:g>
        <draw:g>
          <draw:polygon draw:style-name="gr146" draw:text-style-name="P15" draw:layer="layout" svg:width="0.713cm" svg:height="0.551cm" svg:x="21.086cm" svg:y="13.188cm" svg:viewBox="0 0 714 552" draw:points="357,0 0,552 714,552">
            <text:p/>
          </draw:polygon>
          <draw:polygon draw:style-name="gr147" draw:text-style-name="P15" draw:layer="layout" svg:width="0.713cm" svg:height="0.551cm" svg:x="21.086cm" svg:y="13.188cm" svg:viewBox="0 0 714 552" draw:points="357,0 0,552 714,552">
            <text:p/>
          </draw:polygon>
        </draw:g>
        <draw:g>
          <draw:polygon draw:style-name="gr148" draw:text-style-name="P15" draw:layer="layout" svg:width="0.713cm" svg:height="0.551cm" svg:x="22.444cm" svg:y="11.204cm" svg:viewBox="0 0 714 552" draw:points="357,0 0,552 714,552">
            <text:p/>
          </draw:polygon>
          <draw:polygon draw:style-name="gr149" draw:text-style-name="P15" draw:layer="layout" svg:width="0.713cm" svg:height="0.551cm" svg:x="22.444cm" svg:y="11.204cm" svg:viewBox="0 0 714 552" draw:points="357,0 0,552 714,552">
            <text:p/>
          </draw:polygon>
        </draw:g>
        <draw:g>
          <draw:polygon draw:style-name="gr150" draw:text-style-name="P15" draw:layer="layout" svg:width="0.713cm" svg:height="0.551cm" svg:x="20.658cm" svg:y="9.08cm" svg:viewBox="0 0 714 552" draw:points="357,0 0,552 714,552">
            <text:p/>
          </draw:polygon>
          <draw:polygon draw:style-name="gr151" draw:text-style-name="P15" draw:layer="layout" svg:width="0.713cm" svg:height="0.551cm" svg:x="20.658cm" svg:y="9.08cm" svg:viewBox="0 0 714 552" draw:points="357,0 0,552 714,552">
            <text:p/>
          </draw:polygon>
        </draw:g>
        <draw:g>
          <draw:polygon draw:style-name="gr152" draw:text-style-name="P15" draw:layer="layout" svg:width="0.713cm" svg:height="0.551cm" svg:x="4.599cm" svg:y="10.49cm" svg:viewBox="0 0 714 552" draw:points="357,0 0,552 714,552">
            <text:p/>
          </draw:polygon>
          <draw:polygon draw:style-name="gr153" draw:text-style-name="P15" draw:layer="layout" svg:width="0.713cm" svg:height="0.551cm" svg:x="4.599cm" svg:y="10.49cm" svg:viewBox="0 0 714 552" draw:points="357,0 0,552 714,552">
            <text:p/>
          </draw:polygon>
        </draw:g>
        <draw:line draw:style-name="gr15" draw:text-style-name="P13" draw:layer="layout" svg:x1="3.876cm" svg:y1="13.48cm" svg:x2="7.748cm" svg:y2="13.513cm">
          <text:p/>
        </draw:line>
        <draw:line draw:style-name="gr15" draw:text-style-name="P13" draw:layer="layout" svg:x1="3.99cm" svg:y1="13.554cm" svg:x2="4.074cm" svg:y2="9.483cm">
          <text:p/>
        </draw:line>
        <draw:line draw:style-name="gr15" draw:text-style-name="P13" draw:layer="layout" svg:x1="3.938cm" svg:y1="13.568cm" svg:x2="1.323cm" svg:y2="15.38cm">
          <text:p/>
        </draw:line>
        <draw:ellipse draw:style-name="gr154" draw:text-style-name="P14" draw:layer="layout" svg:width="0.53cm" svg:height="0.559cm" svg:x="5.002cm" svg:y="9.671cm">
          <text:p/>
        </draw:ellipse>
        <draw:ellipse draw:style-name="gr155" draw:text-style-name="P14" draw:layer="layout" svg:width="0.53cm" svg:height="0.559cm" svg:x="6.227cm" svg:y="10.197cm">
          <text:p/>
        </draw:ellipse>
        <draw:g>
          <draw:polygon draw:style-name="gr156" draw:text-style-name="P15" draw:layer="layout" svg:width="0.713cm" svg:height="0.551cm" svg:x="20.788cm" svg:y="10.698cm" svg:viewBox="0 0 714 552" draw:points="357,0 0,552 714,552">
            <text:p/>
          </draw:polygon>
          <draw:polygon draw:style-name="gr157" draw:text-style-name="P15" draw:layer="layout" svg:width="0.713cm" svg:height="0.551cm" svg:x="20.788cm" svg:y="10.698cm" svg:viewBox="0 0 714 552" draw:points="357,0 0,552 714,552">
            <text:p/>
          </draw:polygon>
        </draw:g>
        <draw:g>
          <draw:polygon draw:style-name="gr158" draw:text-style-name="P15" draw:layer="layout" svg:width="0.713cm" svg:height="0.551cm" svg:x="2.395cm" svg:y="11.203cm" svg:viewBox="0 0 714 552" draw:points="357,0 0,552 714,552">
            <text:p/>
          </draw:polygon>
          <draw:polygon draw:style-name="gr159" draw:text-style-name="P15" draw:layer="layout" svg:width="0.713cm" svg:height="0.551cm" svg:x="2.395cm" svg:y="11.203cm" svg:viewBox="0 0 714 552" draw:points="357,0 0,552 714,552">
            <text:p/>
          </draw:polygon>
        </draw:g>
        <draw:g>
          <draw:polygon draw:style-name="gr160" draw:text-style-name="P15" draw:layer="layout" svg:width="0.713cm" svg:height="0.551cm" svg:x="5.391cm" svg:y="11.242cm" svg:viewBox="0 0 714 552" draw:points="357,0 0,552 714,552">
            <text:p/>
          </draw:polygon>
          <draw:polygon draw:style-name="gr161" draw:text-style-name="P15" draw:layer="layout" svg:width="0.713cm" svg:height="0.551cm" svg:x="5.391cm" svg:y="11.242cm" svg:viewBox="0 0 714 552" draw:points="357,0 0,552 714,552">
            <text:p/>
          </draw:polygon>
        </draw:g>
        <draw:g>
          <draw:polygon draw:style-name="gr162" draw:text-style-name="P15" draw:layer="layout" svg:width="0.713cm" svg:height="0.551cm" svg:x="6.403cm" svg:y="12.021cm" svg:viewBox="0 0 714 552" draw:points="357,0 0,552 714,552">
            <text:p/>
          </draw:polygon>
          <draw:polygon draw:style-name="gr163" draw:text-style-name="P15" draw:layer="layout" svg:width="0.713cm" svg:height="0.551cm" svg:x="6.403cm" svg:y="12.021cm" svg:viewBox="0 0 714 552" draw:points="357,0 0,552 714,552">
            <text:p/>
          </draw:polygon>
        </draw:g>
        <draw:g>
          <draw:line draw:style-name="gr19" draw:text-style-name="P13" draw:layer="layout" svg:x1="1.978cm" svg:y1="13.111cm" svg:x2="1.496cm" svg:y2="13.634cm">
            <text:p/>
          </draw:line>
          <draw:line draw:style-name="gr19" draw:text-style-name="P13" draw:layer="layout" svg:x1="1.477cm" svg:y1="13.158cm" svg:x2="1.996cm" svg:y2="13.645cm">
            <text:p/>
          </draw:line>
        </draw:g>
        <draw:g>
          <draw:line draw:style-name="gr19" draw:text-style-name="P13" draw:layer="layout" svg:x1="2.684cm" svg:y1="13.718cm" svg:x2="2.202cm" svg:y2="14.241cm">
            <text:p/>
          </draw:line>
          <draw:line draw:style-name="gr19" draw:text-style-name="P13" draw:layer="layout" svg:x1="2.183cm" svg:y1="13.765cm" svg:x2="2.702cm" svg:y2="14.252cm">
            <text:p/>
          </draw:line>
        </draw:g>
        <draw:g>
          <draw:line draw:style-name="gr19" draw:text-style-name="P13" draw:layer="layout" svg:x1="2.084cm" svg:y1="11.718cm" svg:x2="1.602cm" svg:y2="12.241cm">
            <text:p/>
          </draw:line>
          <draw:line draw:style-name="gr19" draw:text-style-name="P13" draw:layer="layout" svg:x1="1.583cm" svg:y1="11.765cm" svg:x2="2.102cm" svg:y2="12.252cm">
            <text:p/>
          </draw:line>
        </draw:g>
        <presentation:notes draw:style-name="dp2">
          <draw:page-thumbnail draw:style-name="gr14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 presentation:user-transformed="true">
          <draw:text-box>
            <text:p><text:span text:style-name="T11">13.3 </text:span><text:span text:style-name="T11">共訓練</text:span></text:p>
          </draw:text-box>
        </draw:frame>
        <draw:frame presentation:style-name="pr11" draw:layer="layout" svg:width="25.199cm" svg:height="12.597cm" svg:x="1.4cm" svg:y="4.514cm" presentation:class="outline" presentation:user-transformed="true">
          <draw:text-box>
            <text:list text:style-name="L2">
              <text:list-item>
                <text:p><text:span text:style-name="T8">共訓練の特徴</text:span></text:p>
                <text:list>
                  <text:list-item>
                    <text:p><text:span text:style-name="T8">学習初期の誤りに対して頑健</text:span></text:p>
                  </text:list-item>
                </text:list>
              </text:list-item>
              <text:list-item>
                <text:p><text:span text:style-name="T8">共訓練の問題点</text:span></text:p>
                <text:list>
                  <text:list-item>
                    <text:p><text:span text:style-name="T8">それぞれが識別空間として機能する特徴集合を、</text:span><text:span text:style-name="T8"><text:line-break/></text:span><text:span text:style-name="T8">どのようにして作成するか</text:span></text:p>
                  </text:list-item>
                  <text:list-item>
                    <text:p><text:span text:style-name="T8">全ての特徴を用いる識別器よりも高性能な識別器が作成できる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メイリオ1" svg:font-family="メイリオ" style:font-adornments="イタリック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7" style:display-name="標準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7" style:display-name="標準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15S</meta:editing-duration>
    <meta:editing-cycles>3</meta:editing-cycles>
    <meta:generator>LibreOffice/4.4.5.2$Windows_x86 LibreOffice_project/a22f674fd25a3b6f45bdebf25400ed2adff0ff99</meta:generator>
    <dc:date>2015-08-28T13:53:43.662000000</dc:date>
    <meta:document-statistic meta:object-count="388"/>
  </office:meta>
</office:document-meta>
</file>